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svg:stroke-color="#ff972f" draw:fill-color="#ffffff" draw:textarea-horizontal-align="justify" draw:textarea-vertical-align="middle" draw:auto-grow-height="false" fo:min-height="1.25cm" fo:min-width="2cm"/>
      <style:paragraph-properties style:writing-mode="lr-tb"/>
    </style:style>
    <style:style style:name="gr2" style:family="graphic" style:parent-style-name="standard">
      <style:graphic-properties svg:stroke-color="#000000" draw:fill-color="#b7b3ca" draw:textarea-horizontal-align="justify" draw:textarea-vertical-align="middle" draw:auto-grow-height="false" fo:min-height="1.952cm" fo:min-width="2.33cm"/>
      <style:paragraph-properties style:writing-mode="lr-tb"/>
    </style:style>
    <style:style style:name="gr3" style:family="graphic" style:parent-style-name="standard">
      <style:graphic-properties svg:stroke-color="#069a2e" draw:fill-color="#ffffff" draw:textarea-horizontal-align="justify" draw:textarea-vertical-align="middle" draw:auto-grow-height="false" fo:min-height="1.25cm" fo:min-width="2.5cm"/>
      <style:paragraph-properties style:writing-mode="lr-tb"/>
    </style:style>
    <style:style style:name="gr4" style:family="graphic" style:parent-style-name="standard">
      <style:graphic-properties svg:stroke-color="#000000" draw:fill-color="#ec9ba4" draw:textarea-horizontal-align="justify" draw:textarea-vertical-align="middle" draw:auto-grow-height="false" fo:min-height="1.952cm" fo:min-width="2.016cm"/>
      <style:paragraph-properties style:writing-mode="lr-tb"/>
    </style:style>
    <style:style style:name="gr5" style:family="graphic" style:parent-style-name="standard">
      <style:graphic-properties svg:stroke-color="#ff5429" draw:fill-color="#ffffff" draw:textarea-horizontal-align="justify" draw:textarea-vertical-align="middle" draw:auto-grow-height="false" fo:min-height="1.25cm" fo:min-width="2.5cm"/>
      <style:paragraph-properties style:writing-mode="lr-tb"/>
    </style:style>
    <style:style style:name="gr6" style:family="graphic" style:parent-style-name="standard">
      <style:graphic-properties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graphic-properties style:protect="size"/>
    </style:style>
    <style:style style:name="gr10" style:family="graphic" style:parent-style-name="standard">
      <style:graphic-properties svg:stroke-color="#000000" draw:fill-color="#ffffff" draw:textarea-horizontal-align="justify" draw:textarea-vertical-align="middle" draw:auto-grow-height="false" fo:min-height="1.164cm" fo:min-width="0.914cm"/>
    </style:style>
    <style:style style:name="gr11" style:family="graphic" style:parent-style-name="standard">
      <style:graphic-properties svg:stroke-color="#000000" draw:fill-color="#b7b3ca" draw:textarea-horizontal-align="justify" draw:textarea-vertical-align="middle" draw:auto-grow-height="false" fo:min-height="1.322cm" fo:min-width="1.388cm"/>
      <style:paragraph-properties style:writing-mode="lr-tb"/>
    </style:style>
    <style:style style:name="gr12" style:family="graphic" style:parent-style-name="standard">
      <style:graphic-properties svg:stroke-color="#069a2e" draw:fill-color="#ffffff" draw:textarea-horizontal-align="justify" draw:textarea-vertical-align="middle" draw:auto-grow-height="false" fo:min-height="1.75cm" fo:min-width="3.5cm"/>
      <style:paragraph-properties style:writing-mode="lr-tb"/>
    </style:style>
    <style:style style:name="gr13" style:family="graphic" style:parent-style-name="standard">
      <style:graphic-properties svg:stroke-color="#000000" draw:fill-color="#ec9ba4" draw:textarea-horizontal-align="justify" draw:textarea-vertical-align="middle" draw:auto-grow-height="false" fo:min-height="1.638cm" fo:min-width="2.016cm"/>
      <style:paragraph-properties style:writing-mode="lr-tb"/>
    </style:style>
    <style:style style:name="gr14" style:family="graphic" style:parent-style-name="objectwithoutfill">
      <style:graphic-properties svg:stroke-color="#333333" draw:marker-end="Arrowheads_20_2" draw:marker-end-width="0.3cm" draw:fill="none" draw:textarea-vertical-align="middle"/>
    </style:style>
    <style:style style:name="gr15" style:family="graphic" style:parent-style-name="objectwithoutfill">
      <style:graphic-properties svg:stroke-color="#333333" draw:marker-end="Arrowheads_20_3" draw:marker-end-width="0.3cm" draw:fill="none" draw:textarea-vertical-align="middle"/>
    </style:style>
    <style:style style:name="gr16" style:family="graphic" style:parent-style-name="objectwithoutfill">
      <style:graphic-properties svg:stroke-color="#333333" draw:marker-end="Arrowheads_20_4" draw:marker-end-width="0.3cm" draw:fill="none" draw:textarea-vertical-align="middle"/>
    </style:style>
    <style:style style:name="gr17" style:family="graphic" style:parent-style-name="objectwithoutfill">
      <style:graphic-properties svg:stroke-color="#333333" draw:marker-end="Arrowheads_20_5" draw:marker-end-width="0.3cm" draw:fill="none" draw:textarea-vertical-align="middle"/>
    </style:style>
    <style:style style:name="gr18" style:family="graphic" style:parent-style-name="objectwithoutfill">
      <style:graphic-properties svg:stroke-color="#333333" draw:marker-end="Arrowheads_20_6" draw:marker-end-width="0.3cm" draw:fill="none" draw:textarea-vertical-align="middle"/>
    </style:style>
    <style:style style:name="gr19" style:family="graphic" style:parent-style-name="objectwithoutfill">
      <style:graphic-properties svg:stroke-color="#333333" draw:marker-end="Arrowheads_20_7" draw:marker-end-width="0.3cm" draw:fill="none" draw:textarea-vertical-align="middle"/>
    </style:style>
    <style:style style:name="gr20" style:family="graphic" style:parent-style-name="standard">
      <style:graphic-properties svg:stroke-color="#000000" draw:fill-color="#ffd7d7" draw:textarea-horizontal-align="justify" draw:textarea-vertical-align="middle" draw:auto-grow-height="false" fo:min-height="1.164cm" fo:min-width="1.976cm"/>
      <style:paragraph-properties style:writing-mode="lr-tb"/>
    </style:style>
    <style:style style:name="gr21" style:family="graphic" style:parent-style-name="objectwithoutfill">
      <style:graphic-properties svg:stroke-color="#333333" draw:marker-end="Arrowheads_20_8" draw:marker-end-width="0.3cm" draw:fill="none" draw:textarea-vertical-align="middle"/>
    </style:style>
    <style:style style:name="gr22" style:family="graphic" style:parent-style-name="objectwithoutfill">
      <style:graphic-properties svg:stroke-color="#333333" draw:marker-end="Arrowheads_20_10" draw:marker-end-width="0.3cm" draw:fill="none" draw:textarea-vertical-align="middle"/>
    </style:style>
    <style:style style:name="gr23" style:family="graphic" style:parent-style-name="objectwithoutfill">
      <style:graphic-properties svg:stroke-color="#333333" draw:marker-end="Arrowheads_20_11" draw:marker-end-width="0.3cm" draw:fill="none" draw:textarea-vertical-align="middle"/>
    </style:style>
    <style:style style:name="gr24" style:family="graphic" style:parent-style-name="standard">
      <style:graphic-properties svg:stroke-color="#333333" draw:fill-color="#ffb66c" draw:textarea-horizontal-align="justify" draw:textarea-vertical-align="middle" draw:auto-grow-height="false" fo:min-height="4.714cm" fo:min-width="5.464cm"/>
    </style:style>
    <style:style style:name="gr25" style:family="graphic" style:parent-style-name="standard">
      <style:graphic-properties svg:stroke-color="#000000" draw:fill-color="#b7b3ca" draw:opacity="29%" draw:textarea-horizontal-align="justify" draw:textarea-vertical-align="middle" draw:auto-grow-height="false" fo:min-height="1.322cm" fo:min-width="1.45cm"/>
      <style:paragraph-properties style:writing-mode="lr-tb"/>
    </style:style>
    <style:style style:name="gr26" style:family="graphic" style:parent-style-name="standard">
      <style:graphic-properties svg:stroke-color="#000000" draw:fill-color="#b7b3ca" draw:opacity="43%" draw:textarea-horizontal-align="justify" draw:textarea-vertical-align="middle" draw:auto-grow-height="false" fo:min-height="1.322cm" fo:min-width="1.388cm"/>
      <style:paragraph-properties style:writing-mode="lr-tb"/>
    </style:style>
    <style:style style:name="gr27" style:family="graphic" style:parent-style-name="objectwithoutfill">
      <style:graphic-properties svg:stroke-color="#333333" draw:marker-end="Arrowheads_20_12" draw:marker-end-width="0.3cm" draw:fill="none" draw:textarea-vertical-align="middle"/>
    </style:style>
    <style:style style:name="gr28" style:family="graphic" style:parent-style-name="objectwithoutfill">
      <style:graphic-properties svg:stroke-color="#333333" draw:marker-end="Arrowheads_20_13" draw:marker-end-width="0.3cm" draw:fill="none" draw:textarea-vertical-align="middle"/>
    </style:style>
    <style:style style:name="gr29" style:family="graphic" style:parent-style-name="standard">
      <style:graphic-properties svg:stroke-color="#333333" draw:fill-color="#afd095" draw:textarea-horizontal-align="justify" draw:textarea-vertical-align="middle" draw:auto-grow-height="false" fo:min-height="3.86cm" fo:min-width="3.11cm"/>
    </style:style>
    <style:style style:name="gr30" style:family="graphic" style:parent-style-name="standard">
      <style:graphic-properties svg:stroke-color="#069a2e" draw:fill-color="#ffffff" draw:opacity="43%" draw:textarea-horizontal-align="justify" draw:textarea-vertical-align="middle" draw:auto-grow-height="false" fo:min-height="1.25cm" fo:min-width="2.5cm"/>
      <style:paragraph-properties style:writing-mode="lr-tb"/>
    </style:style>
    <style:style style:name="gr31" style:family="graphic" style:parent-style-name="standard">
      <style:graphic-properties svg:stroke-color="#069a2e" draw:fill-color="#ffffff" draw:opacity="47%" draw:textarea-horizontal-align="justify" draw:textarea-vertical-align="middle" draw:auto-grow-height="false" fo:min-height="1.25cm" fo:min-width="2.5cm"/>
      <style:paragraph-properties style:writing-mode="lr-tb"/>
    </style:style>
    <style:style style:name="gr32" style:family="graphic" style:parent-style-name="objectwithoutfill">
      <style:graphic-properties svg:stroke-color="#333333" draw:marker-end="Arrowheads_20_15" draw:marker-end-width="0.3cm" draw:fill="none" draw:textarea-vertical-align="middle"/>
    </style:style>
    <style:style style:name="gr33" style:family="graphic" style:parent-style-name="standard">
      <style:graphic-properties svg:stroke-color="#ff0000" draw:fill-color="#ffffff" draw:textarea-horizontal-align="justify" draw:textarea-vertical-align="middle" draw:auto-grow-height="false" fo:min-height="1.25cm" fo:min-width="2cm"/>
      <style:paragraph-properties style:writing-mode="lr-tb"/>
    </style:style>
    <style:style style:name="gr34" style:family="graphic" style:parent-style-name="objectwithoutfill">
      <style:graphic-properties draw:marker-end="Arrowheads_20_16" draw:marker-end-width="0.3cm" draw:fill="none" draw:textarea-vertical-align="middle"/>
    </style:style>
    <style:style style:name="gr35" style:family="graphic" style:parent-style-name="objectwithoutfill">
      <style:graphic-properties draw:marker-end="Arrowheads_20_17" draw:marker-end-width="0.3cm" draw:fill="none" draw:textarea-vertical-align="middle"/>
    </style:style>
    <style:style style:name="gr36" style:family="graphic" style:parent-style-name="objectwithoutfill">
      <style:graphic-properties svg:stroke-color="#158466" draw:marker-end="Arrowheads_20_2" draw:marker-end-width="0.3cm" draw:fill="none" draw:textarea-vertical-align="middle"/>
    </style:style>
    <style:style style:name="gr37" style:family="graphic" style:parent-style-name="objectwithoutfill">
      <style:graphic-properties svg:stroke-color="#ff972f" draw:marker-end="Arrowheads_20_4" draw:marker-end-width="0.3cm" draw:fill="none" draw:textarea-vertical-align="middle"/>
    </style:style>
    <style:style style:name="gr38" style:family="graphic" style:parent-style-name="objectwithoutfill">
      <style:graphic-properties svg:stroke-color="#158466" draw:marker-end="Arrowheads_20_5" draw:marker-end-width="0.3cm" draw:fill="none" draw:textarea-vertical-align="middle"/>
    </style:style>
    <style:style style:name="gr39" style:family="graphic" style:parent-style-name="objectwithoutfill">
      <style:graphic-properties svg:stroke-color="#158466" draw:marker-end="Arrowheads_20_6" draw:marker-end-width="0.3cm" draw:fill="none" draw:textarea-vertical-align="middle"/>
    </style:style>
    <style:style style:name="gr40" style:family="graphic" style:parent-style-name="objectwithoutfill">
      <style:graphic-properties svg:stroke-color="#158466" draw:marker-end="Arrowheads_20_7" draw:marker-end-width="0.3cm" draw:fill="none" draw:textarea-vertical-align="middle"/>
    </style:style>
    <style:style style:name="gr41" style:family="graphic" style:parent-style-name="objectwithoutfill">
      <style:graphic-properties svg:stroke-color="#ff972f" draw:marker-end="Arrowheads_20_8" draw:marker-end-width="0.3cm" draw:fill="none" draw:textarea-vertical-align="middle"/>
    </style:style>
    <style:style style:name="gr42" style:family="graphic" style:parent-style-name="objectwithoutfill">
      <style:graphic-properties svg:stroke-color="#ff972f" draw:marker-end="Arrowheads_20_10" draw:marker-end-width="0.3cm" draw:fill="none" draw:textarea-vertical-align="middle"/>
    </style:style>
    <style:style style:name="gr43" style:family="graphic" style:parent-style-name="objectwithoutfill">
      <style:graphic-properties svg:stroke-color="#ff972f" draw:marker-end="Arrowheads_20_11" draw:marker-end-width="0.3cm" draw:fill="none" draw:textarea-vertical-align="middle"/>
    </style:style>
    <style:style style:name="gr44" style:family="graphic" style:parent-style-name="standard">
      <style:graphic-properties svg:stroke-color="#333333" draw:fill-color="#ffb66c" draw:textarea-horizontal-align="justify" draw:textarea-vertical-align="middle" draw:auto-grow-height="false" fo:min-height="6.079cm" fo:min-width="7.803cm"/>
    </style:style>
    <style:style style:name="gr45" style:family="graphic" style:parent-style-name="standard">
      <style:graphic-properties svg:stroke-color="#000000" draw:fill-color="#b7b3ca" draw:opacity="43%" draw:textarea-horizontal-align="justify" draw:textarea-vertical-align="middle" draw:auto-grow-height="false" fo:min-height="0.929cm" fo:min-width="0.968cm"/>
      <style:paragraph-properties style:writing-mode="lr-tb"/>
    </style:style>
    <style:style style:name="gr46" style:family="graphic" style:parent-style-name="standard">
      <style:graphic-properties svg:stroke-color="#069a2e" draw:fill-color="#ffffff" draw:opacity="47%" draw:textarea-horizontal-align="justify" draw:textarea-vertical-align="middle" draw:auto-grow-height="false" fo:min-height="1.75cm" fo:min-width="3cm"/>
      <style:paragraph-properties style:writing-mode="lr-tb"/>
    </style:style>
    <style:style style:name="gr47" style:family="graphic" style:parent-style-name="objectwithoutfill">
      <style:graphic-properties draw:marker-end="Puntas_20_de_20_flecha_20_9" draw:marker-end-width="0.3cm" draw:fill="none" draw:textarea-vertical-align="middle"/>
    </style:style>
    <style:style style:name="gr48" style:family="graphic" style:parent-style-name="objectwithoutfill">
      <style:graphic-properties draw:marker-end="Puntas_20_de_20_flecha_20_10" draw:marker-end-width="0.3cm" draw:fill="none" draw:textarea-vertical-align="middle"/>
    </style:style>
    <style:style style:name="gr49" style:family="graphic" style:parent-style-name="objectwithoutfill">
      <style:graphic-properties draw:marker-end="Puntas_20_de_20_flecha_20_11" draw:marker-end-width="0.3cm" draw:fill="none" draw:textarea-vertical-align="middle"/>
    </style:style>
    <style:style style:name="gr50" style:family="graphic" style:parent-style-name="objectwithoutfill">
      <style:graphic-properties svg:stroke-color="#ff972f" draw:marker-end="Puntas_20_de_20_flecha_20_16" draw:marker-end-width="0.3cm" draw:fill="none" draw:textarea-vertical-align="middle"/>
    </style:style>
    <style:style style:name="gr51" style:family="graphic" style:parent-style-name="objectwithoutfill">
      <style:graphic-properties svg:stroke-color="#158466" draw:marker-end="Puntas_20_de_20_flecha_20_17" draw:marker-end-width="0.3cm" draw:fill="none" draw:textarea-vertical-align="middle"/>
    </style:style>
    <style:style style:name="gr52" style:family="graphic" style:parent-style-name="objectwithoutfill">
      <style:graphic-properties draw:marker-end="Puntas_20_de_20_flecha_20_18" draw:marker-end-width="0.3cm" draw:fill="none" draw:textarea-vertical-align="middle"/>
    </style:style>
    <style:style style:name="gr53" style:family="graphic" style:parent-style-name="objectwithoutfill">
      <style:graphic-properties svg:stroke-color="#158466" draw:marker-end="Puntas_20_de_20_flecha_20_22" draw:marker-end-width="0.3cm" draw:fill="none" draw:textarea-vertical-align="middle"/>
    </style:style>
    <style:style style:name="gr54" style:family="graphic" style:parent-style-name="objectwithoutfill">
      <style:graphic-properties svg:stroke-color="#158466" draw:marker-end="Arrowheads_20_12" draw:marker-end-width="0.3cm" draw:fill="none" draw:textarea-vertical-align="middle"/>
    </style:style>
    <style:style style:name="gr55" style:family="graphic" style:parent-style-name="objectwithoutfill">
      <style:graphic-properties svg:stroke-color="#ff972f" draw:marker-end="Arrowheads_20_13" draw:marker-end-width="0.3cm" draw:fill="none" draw:textarea-vertical-align="middle"/>
    </style:style>
    <style:style style:name="gr56" style:family="graphic" style:parent-style-name="objectwithoutfill">
      <style:graphic-properties svg:stroke-color="#ff3838" draw:marker-end="Arrowheads_20_16" draw:marker-end-width="0.3cm" draw:fill="none" draw:textarea-vertical-align="middle"/>
    </style:style>
    <style:style style:name="gr57" style:family="graphic" style:parent-style-name="objectwithoutfill">
      <style:graphic-properties svg:stroke-color="#ff3838" draw:marker-end="Arrowheads_20_17" draw:marker-end-width="0.3cm" draw:fill="none" draw:textarea-vertical-align="middle"/>
    </style:style>
    <style:style style:name="gr58" style:family="graphic" style:parent-style-name="objectwithoutfill">
      <style:graphic-properties svg:stroke-color="#158466" draw:marker-end="Puntas_20_de_20_flecha_20_21" draw:marker-end-width="0.3cm" draw:fill="none" draw:textarea-vertical-align="middle"/>
    </style:style>
    <style:style style:name="gr5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0" style:family="graphic" style:parent-style-name="standard" style:list-style-name="L4">
      <style:graphic-properties draw:stroke="none" svg:stroke-color="#000000" draw:fill="none" draw:fill-color="#ffffff" draw:auto-grow-height="true" draw:auto-grow-width="false" fo:max-height="0cm" fo:min-height="10.641cm"/>
      <style:paragraph-properties style:writing-mode="lr-tb"/>
    </style:style>
    <style:style style:name="gr61" style:family="graphic" style:parent-style-name="standard" style:list-style-name="L4">
      <style:graphic-properties draw:stroke="none" svg:stroke-color="#000000" draw:fill="none" draw:fill-color="#ffffff" draw:auto-grow-height="true" draw:auto-grow-width="false" fo:max-height="0cm" fo:min-height="10.641cm"/>
      <style:paragraph-properties style:writing-mode="lr-tb"/>
    </style:style>
    <style:style style:name="gr62" style:family="graphic" style:parent-style-name="standard">
      <style:graphic-properties svg:stroke-color="#333333" draw:fill-color="#ffffff" draw:textarea-horizontal-align="justify" draw:textarea-vertical-align="middle" draw:auto-grow-height="false" fo:min-height="1.75cm" fo:min-width="3cm"/>
      <style:paragraph-properties style:writing-mode="lr-tb"/>
    </style:style>
    <style:style style:name="gr63" style:family="graphic" style:parent-style-name="standard">
      <style:graphic-properties svg:stroke-color="#158466" draw:fill-color="#ffffff" draw:textarea-horizontal-align="justify" draw:textarea-vertical-align="middle" draw:auto-grow-height="false" fo:min-height="1.25cm" fo:min-width="3.5cm"/>
      <style:paragraph-properties style:writing-mode="lr-tb"/>
    </style:style>
    <style:style style:name="gr64" style:family="graphic" style:parent-style-name="standard">
      <style:graphic-properties svg:stroke-color="#784b04" draw:fill-color="#ffffff" draw:textarea-horizontal-align="justify" draw:textarea-vertical-align="middle" draw:auto-grow-height="false" fo:min-height="1.25cm" fo:min-width="2cm"/>
      <style:paragraph-properties style:writing-mode="lr-tb"/>
    </style:style>
    <style:style style:name="gr65" style:family="graphic" style:parent-style-name="objectwithoutfill">
      <style:graphic-properties svg:stroke-color="#333333" draw:marker-end="Puntas_20_de_20_flecha_20_23" draw:marker-end-width="0.3cm" draw:fill="none" draw:textarea-vertical-align="middle"/>
    </style:style>
    <style:style style:name="gr66" style:family="graphic" style:parent-style-name="objectwithoutfill">
      <style:graphic-properties svg:stroke-color="#333333" draw:marker-end="Puntas_20_de_20_flecha_20_24" draw:marker-end-width="0.3cm" draw:fill="none" draw:textarea-vertical-align="middle"/>
    </style:style>
    <style:style style:name="gr67" style:family="graphic" style:parent-style-name="objectwithoutfill">
      <style:graphic-properties svg:stroke-color="#333333" draw:marker-end="Puntas_20_de_20_flecha_20_25" draw:marker-end-width="0.3cm" draw:fill="none" draw:textarea-vertical-align="middle"/>
    </style:style>
    <style:style style:name="gr68" style:family="graphic" style:parent-style-name="objectwithoutfill">
      <style:graphic-properties svg:stroke-color="#333333" draw:marker-end="Puntas_20_de_20_flecha_20_26" draw:marker-end-width="0.3cm" draw:fill="none" draw:textarea-vertical-align="middle"/>
    </style:style>
    <style:style style:name="gr69" style:family="graphic" style:parent-style-name="standard">
      <style:graphic-properties svg:stroke-color="#ff972f" draw:fill="none" draw:textarea-vertical-align="middle" draw:auto-grow-height="false" fo:min-height="3.542cm" fo:min-width="0.222cm" fo:wrap-option="wrap"/>
    </style:style>
    <style:style style:name="gr70" style:family="graphic" style:parent-style-name="objectwithoutfill">
      <style:graphic-properties svg:stroke-color="#333333" draw:marker-end="Puntas_20_de_20_flecha_20_27" draw:marker-end-width="0.3cm" draw:fill="none" draw:textarea-vertical-align="middle"/>
    </style:style>
    <style:style style:name="gr71" style:family="graphic" style:parent-style-name="objectwithoutfill">
      <style:graphic-properties svg:stroke-color="#333333" draw:marker-end="Puntas_20_de_20_flecha_20_28" draw:marker-end-width="0.3cm" draw:fill="none" draw:textarea-vertical-align="middle"/>
    </style:style>
    <style:style style:name="gr72" style:family="graphic" style:parent-style-name="standard">
      <style:graphic-properties svg:stroke-color="#ff972f" draw:fill="none" draw:textarea-vertical-align="middle" draw:auto-grow-height="false" fo:min-height="5.912cm" fo:min-width="0cm" fo:wrap-option="wrap"/>
    </style:style>
    <style:style style:name="gr73" style:family="graphic" style:parent-style-name="standard">
      <style:graphic-properties svg:stroke-color="#ff3838" draw:fill-color="#ffffff" draw:textarea-horizontal-align="justify" draw:textarea-vertical-align="middle" draw:auto-grow-height="false" fo:min-height="1.25cm" fo:min-width="3.5cm"/>
      <style:paragraph-properties style:writing-mode="lr-tb"/>
    </style:style>
    <style:style style:name="gr74" style:family="graphic" style:parent-style-name="objectwithoutfill">
      <style:graphic-properties svg:stroke-color="#333333" draw:marker-end="Puntas_20_de_20_flecha_20_29" draw:marker-end-width="0.3cm" draw:fill="none" draw:textarea-vertical-align="middle"/>
    </style:style>
    <style:style style:name="gr75" style:family="graphic" style:parent-style-name="standard">
      <style:graphic-properties svg:stroke-color="#2a6099" draw:fill-color="#ffffff" draw:textarea-horizontal-align="justify" draw:textarea-vertical-align="middle" draw:auto-grow-height="false" fo:min-height="1.152cm" fo:min-width="1.462cm"/>
      <style:paragraph-properties style:writing-mode="lr-tb"/>
    </style:style>
    <style:style style:name="gr76" style:family="graphic" style:parent-style-name="standard">
      <style:graphic-properties svg:stroke-color="#00a933" draw:fill-color="#ffffff" draw:textarea-horizontal-align="justify" draw:textarea-vertical-align="middle" draw:auto-grow-height="false" fo:min-height="1.25cm" fo:min-width="3.5cm"/>
      <style:paragraph-properties style:writing-mode="lr-tb"/>
    </style:style>
    <style:style style:name="gr77" style:family="graphic" style:parent-style-name="objectwithoutfill">
      <style:graphic-properties svg:stroke-color="#333333" draw:marker-end="Puntas_20_de_20_flecha_20_30" draw:marker-end-width="0.3cm" draw:fill="none" draw:textarea-vertical-align="middle"/>
    </style:style>
    <style:style style:name="gr78" style:family="graphic" style:parent-style-name="objectwithoutfill">
      <style:graphic-properties svg:stroke-color="#333333" draw:marker-end="Puntas_20_de_20_flecha_20_31" draw:marker-end-width="0.3cm" draw:fill="none" draw:textarea-vertical-align="middle"/>
    </style:style>
    <style:style style:name="gr79" style:family="graphic" style:parent-style-name="standard">
      <style:graphic-properties svg:stroke-color="#333333" draw:fill-color="#ffb66c" draw:textarea-horizontal-align="justify" draw:textarea-vertical-align="middle" draw:auto-grow-height="false" fo:min-height="7.136cm" fo:min-width="15.692cm"/>
    </style:style>
    <style:style style:name="gr80" style:family="graphic" style:parent-style-name="standard">
      <style:graphic-properties svg:stroke-color="#000000" draw:fill-color="#b7b3ca" draw:opacity="43%" draw:textarea-horizontal-align="justify" draw:textarea-vertical-align="middle" draw:auto-grow-height="false" fo:min-height="1.177cm" fo:min-width="1.168cm"/>
      <style:paragraph-properties style:writing-mode="lr-tb"/>
    </style:style>
    <style:style style:name="gr81" style:family="graphic" style:parent-style-name="standard">
      <style:graphic-properties svg:stroke-color="#069a2e" draw:fill-color="#ffffff" draw:opacity="47%" draw:textarea-horizontal-align="justify" draw:textarea-vertical-align="middle" draw:auto-grow-height="false" fo:min-height="0.9cm" fo:min-width="2.106cm"/>
      <style:paragraph-properties style:writing-mode="lr-tb"/>
    </style:style>
    <style:style style:name="gr82" style:family="graphic" style:parent-style-name="standard">
      <style:graphic-properties svg:stroke-color="#069a2e" draw:fill-color="#ffffff" draw:opacity="47%" draw:textarea-horizontal-align="justify" draw:textarea-vertical-align="middle" draw:auto-grow-height="false" fo:min-height="0.962cm" fo:min-width="2.451cm"/>
      <style:paragraph-properties style:writing-mode="lr-tb"/>
    </style:style>
    <style:style style:name="gr83" style:family="graphic" style:parent-style-name="standard">
      <style:graphic-properties svg:stroke-color="#069a2e" draw:fill-color="#ffffff" draw:opacity="47%" draw:textarea-horizontal-align="justify" draw:textarea-vertical-align="middle" draw:auto-grow-height="false" fo:min-height="0.977cm" fo:min-width="2.15cm"/>
      <style:paragraph-properties style:writing-mode="lr-tb"/>
    </style:style>
    <style:style style:name="gr84" style:family="graphic" style:parent-style-name="standard">
      <style:graphic-properties svg:stroke-color="#069a2e" draw:fill-color="#ffffff" draw:opacity="47%" draw:textarea-horizontal-align="justify" draw:textarea-vertical-align="middle" draw:auto-grow-height="false" fo:min-height="0.962cm" fo:min-width="2.963cm"/>
      <style:paragraph-properties style:writing-mode="lr-tb"/>
    </style:style>
    <style:style style:name="pr1" style:family="presentation" style:parent-style-name="Blue_5f_Curve-title">
      <style:graphic-properties draw:auto-grow-height="true" fo:min-height="2.5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title">
      <style:graphic-properties fo:min-height="3cm"/>
      <style:paragraph-properties style:writing-mode="lr-tb"/>
    </style:style>
    <style:style style:name="pr4" style:family="presentation" style:parent-style-name="Blue_5f_Curve-notes">
      <style:graphic-properties draw:fill-color="#ffffff" fo:min-height="13.364cm"/>
      <style:paragraph-properties style:writing-mode="lr-tb"/>
    </style:style>
    <style:style style:name="pr5" style:family="presentation" style:parent-style-name="Blue_5f_Curve1-title">
      <style:graphic-properties fo:min-height="3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title">
      <style:graphic-properties fo:min-height="1.328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title">
      <style:graphic-properties draw:auto-grow-height="true" fo:min-height="1.328cm"/>
      <style:paragraph-properties style:writing-mode="lr-tb"/>
    </style:style>
    <style:style style:name="pr10" style:family="presentation" style:parent-style-name="Blue_5f_Curve1-outline1">
      <style:graphic-properties fo:min-height="10.001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fffff"/>
      <style:paragraph-properties fo:text-align="center" style:writing-mode="lr-tb"/>
    </style:style>
    <style:style style:name="P4" style:family="paragraph">
      <loext:graphic-properties draw:fill-color="#b7b3ca"/>
      <style:paragraph-properties fo:text-align="center" style:writing-mode="lr-tb"/>
    </style:style>
    <style:style style:name="P5" style:family="paragraph">
      <loext:graphic-properties draw:fill-color="#ec9ba4"/>
      <style:paragraph-properties fo:text-align="center" style:writing-mode="lr-tb"/>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loext:graphic-properties draw:fill-color="#ffffff"/>
      <style:paragraph-properties fo:text-align="center"/>
    </style:style>
    <style:style style:name="P10" style:family="paragraph">
      <style:paragraph-properties fo:text-align="center" style:writing-mode="lr-tb"/>
      <style:text-properties fo:font-size="14pt" style:font-size-asian="14pt" style:font-size-complex="14pt"/>
    </style:style>
    <style:style style:name="P11" style:family="paragraph">
      <loext:graphic-properties draw:fill-color="#b7b3ca"/>
      <style:paragraph-properties fo:text-align="center" style:writing-mode="lr-tb"/>
      <style:text-properties fo:font-size="14pt" style:font-size-asian="14pt" style:font-size-complex="14pt"/>
    </style:style>
    <style:style style:name="P12" style:family="paragraph">
      <style:paragraph-properties fo:margin-left="0cm" fo:margin-right="0cm" fo:margin-top="0cm" fo:margin-bottom="0cm" fo:line-height="100%" fo:text-align="center" fo:text-indent="0cm" style:writing-mode="lr-tb"/>
    </style:style>
    <style:style style:name="P13" style:family="paragraph">
      <loext:graphic-properties draw:fill-color="#ffd7d7"/>
      <style:paragraph-properties fo:text-align="center" style:writing-mode="lr-tb"/>
    </style:style>
    <style:style style:name="P14" style:family="paragraph">
      <loext:graphic-properties draw:fill-color="#ffb66c"/>
      <style:paragraph-properties fo:text-align="center"/>
    </style:style>
    <style:style style:name="P15" style:family="paragraph">
      <loext:graphic-properties draw:fill-color="#b7b3ca" draw:opacity="29%"/>
      <style:paragraph-properties fo:text-align="center" style:writing-mode="lr-tb"/>
    </style:style>
    <style:style style:name="P16" style:family="paragraph">
      <loext:graphic-properties draw:fill-color="#b7b3ca" draw:opacity="43%"/>
      <style:paragraph-properties fo:text-align="center" style:writing-mode="lr-tb"/>
    </style:style>
    <style:style style:name="P17" style:family="paragraph">
      <loext:graphic-properties draw:fill-color="#afd095"/>
      <style:paragraph-properties fo:text-align="center"/>
    </style:style>
    <style:style style:name="P18" style:family="paragraph">
      <loext:graphic-properties draw:fill-color="#ffffff" draw:opacity="43%"/>
      <style:paragraph-properties fo:text-align="center" style:writing-mode="lr-tb"/>
    </style:style>
    <style:style style:name="P19" style:family="paragraph">
      <loext:graphic-properties draw:fill-color="#ffffff" draw:opacity="47%"/>
      <style:paragraph-properties fo:text-align="center" style:writing-mode="lr-tb"/>
    </style:style>
    <style:style style:name="P20" style:family="paragraph">
      <loext:graphic-properties draw:fill="none" draw:fill-color="#ffffff"/>
      <style:text-properties style:text-underline-style="solid" style:text-underline-width="auto" style:text-underline-color="font-color"/>
    </style:style>
    <style:style style:name="P21" style:family="paragraph">
      <loext:graphic-properties draw:fill-color="#ffffff"/>
    </style:style>
    <style:style style:name="P22" style:family="paragraph">
      <style:paragraph-properties fo:margin-left="0cm" fo:margin-right="0cm" fo:margin-top="0.374cm" fo:margin-bottom="0cm" fo:text-align="center" fo:text-indent="0cm"/>
    </style:style>
    <style:style style:name="P23" style:family="paragraph">
      <style:paragraph-properties fo:margin-left="0cm" fo:margin-right="0cm" fo:margin-top="0.374cm" fo:margin-bottom="0cm" fo:line-height="100%" fo:text-indent="0cm"/>
      <style:text-properties fo:font-size="24pt"/>
    </style:style>
    <style:style style:name="P24" style:family="paragraph">
      <style:paragraph-properties fo:margin-left="0cm" fo:margin-right="0cm" fo:margin-top="0.3cm" fo:margin-bottom="0cm" fo:line-height="100%" fo:text-indent="0cm"/>
      <style:text-properties fo:font-size="24pt"/>
    </style:style>
    <style:style style:name="P25" style:family="paragraph">
      <loext:graphic-properties draw:fill="none" draw:fill-color="#ffffff"/>
      <style:paragraph-properties fo:margin-left="0cm" fo:margin-right="0cm" fo:margin-top="0.374cm" fo:margin-bottom="0cm" fo:line-height="100%" fo:text-indent="0cm"/>
      <style:text-properties fo:font-size="24pt" style:text-underline-style="solid" style:text-underline-width="auto" style:text-underline-color="font-color"/>
    </style:style>
    <style:style style:name="P26" style:family="paragraph">
      <loext:graphic-properties draw:fill-color="#ffffff"/>
      <style:text-properties fo:font-size="20pt"/>
    </style:style>
    <style:style style:name="P27" style:family="paragraph">
      <style:paragraph-properties fo:margin-left="0cm" fo:margin-right="0cm" fo:margin-top="0.374cm" fo:margin-bottom="0cm" fo:text-indent="0cm"/>
      <style:text-properties fo:color="#000000" loext:opacity="100%"/>
    </style:style>
    <style:style style:name="P28" style:family="paragraph">
      <style:text-properties fo:color="#000000" loext:opacity="100%"/>
    </style:style>
    <style:style style:name="P29" style:family="paragraph">
      <style:text-properties fo:color="#000000" loext:opacity="100%" loext:color-lum-mod="100%" loext:color-lum-off="0%"/>
    </style:style>
    <style:style style:name="P30" style:family="paragraph">
      <style:text-properties style:text-underline-style="solid" style:text-underline-width="auto" style:text-underline-color="font-color"/>
    </style:style>
    <style:style style:name="P31" style:family="paragraph">
      <style:paragraph-properties fo:margin-left="0cm" fo:margin-right="0cm" fo:margin-top="0.374cm" fo:margin-bottom="0cm" fo:line-height="100%" fo:text-indent="0cm"/>
      <style:text-properties fo:font-size="24pt" style:text-underline-style="none"/>
    </style:style>
    <style:style style:name="P32" style:family="paragraph">
      <style:paragraph-properties fo:margin-left="0cm" fo:margin-right="0cm" fo:margin-top="0.3cm" fo:margin-bottom="0cm" fo:line-height="100%" fo:text-indent="0cm"/>
      <style:text-properties fo:font-size="24pt" style:text-underline-style="none"/>
    </style:style>
    <style:style style:name="P33" style:family="paragraph">
      <loext:graphic-properties draw:fill="none" draw:fill-color="#ffffff"/>
      <style:paragraph-properties fo:margin-left="0cm" fo:margin-right="0cm" fo:margin-top="0.374cm" fo:margin-bottom="0cm" fo:line-height="100%" fo:text-indent="0cm"/>
      <style:text-properties fo:font-size="24pt" style:text-underline-style="none"/>
    </style:style>
    <style:style style:name="P34" style:family="paragraph">
      <style:text-properties style:text-underline-style="non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color="#000000" loext:opacity="100%" style:font-size-asian="10pt" style:font-size-complex="10pt"/>
    </style:style>
    <style:style style:name="T5" style:family="text">
      <style:text-properties fo:color="#000000" loext:opacity="100%" fo:font-size="10pt" style:font-size-asian="10pt" style:font-size-complex="10pt"/>
    </style:style>
    <style:style style:name="T6" style:family="text">
      <style:text-properties style:text-underline-style="none"/>
    </style:style>
    <style:style style:name="T7" style:family="text">
      <style:text-properties fo:color="#000000" loext:opacity="100%" fo:font-size="24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fo:color="#77caee" fo:font-size="100%"/>
      </text:list-level-style-bullet>
      <text:list-level-style-bullet text:level="2" text:bullet-char="">
        <style:list-level-properties text:space-before="1.5cm" text:min-label-width="0.9cm"/>
        <style:text-properties fo:font-family="OpenSymbol" style:font-charset="x-symbol" fo:color="#77caee" fo:font-size="100%"/>
      </text:list-level-style-bullet>
      <text:list-level-style-bullet text:level="3" text:bullet-char="">
        <style:list-level-properties text:space-before="2.8cm" text:min-label-width="0.8cm"/>
        <style:text-properties fo:font-family="OpenSymbol" style:font-charset="x-symbol" fo:color="#77caee" fo:font-size="100%"/>
      </text:list-level-style-bullet>
      <text:list-level-style-bullet text:level="4" text:bullet-char="">
        <style:list-level-properties text:space-before="4.2cm" text:min-label-width="0.6cm"/>
        <style:text-properties fo:font-family="OpenSymbol" style:font-charset="x-symbol" fo:color="#77caee" fo:font-size="100%"/>
      </text:list-level-style-bullet>
      <text:list-level-style-bullet text:level="5" text:bullet-char="">
        <style:list-level-properties text:space-before="5.4cm" text:min-label-width="0.6cm"/>
        <style:text-properties fo:font-family="OpenSymbol" style:font-charset="x-symbol" fo:color="#77caee" fo:font-size="100%"/>
      </text:list-level-style-bullet>
      <text:list-level-style-bullet text:level="6" text:bullet-char="">
        <style:list-level-properties text:space-before="6.6cm" text:min-label-width="0.6cm"/>
        <style:text-properties fo:font-family="OpenSymbol" style:font-charset="x-symbol" fo:color="#77caee" fo:font-size="100%"/>
      </text:list-level-style-bullet>
      <text:list-level-style-bullet text:level="7" text:bullet-char="">
        <style:list-level-properties text:space-before="7.8cm" text:min-label-width="0.6cm"/>
        <style:text-properties fo:font-family="OpenSymbol" style:font-charset="x-symbol" fo:color="#77caee" fo:font-size="100%"/>
      </text:list-level-style-bullet>
      <text:list-level-style-bullet text:level="8" text:bullet-char="">
        <style:list-level-properties text:space-before="9cm" text:min-label-width="0.6cm"/>
        <style:text-properties fo:font-family="OpenSymbol" style:font-charset="x-symbol" fo:color="#77caee" fo:font-size="100%"/>
      </text:list-level-style-bullet>
      <text:list-level-style-bullet text:level="9" text:bullet-char="">
        <style:list-level-properties text:space-before="10.2cm" text:min-label-width="0.6cm"/>
        <style:text-properties fo:font-family="OpenSymbol" style:font-charset="x-symbol" fo:color="#77cae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5">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OpenSymbol" style:font-charset="x-symbol" fo:color="#77caee" fo:font-size="100%"/>
      </text:list-level-style-bullet>
      <text:list-level-style-bullet text:level="2" text:bullet-char="➢">
        <style:list-level-properties text:space-before="1.5cm" text:min-label-width="0.9cm"/>
        <style:text-properties fo:font-family="OpenSymbol" style:font-charset="x-symbol" fo:color="#77caee" fo:font-size="100%"/>
      </text:list-level-style-bullet>
      <text:list-level-style-bullet text:level="3" text:bullet-char="➢">
        <style:list-level-properties text:space-before="2.8cm" text:min-label-width="0.8cm"/>
        <style:text-properties fo:font-family="OpenSymbol" style:font-charset="x-symbol" fo:color="#77caee" fo:font-size="100%"/>
      </text:list-level-style-bullet>
      <text:list-level-style-bullet text:level="4" text:bullet-char="➢">
        <style:list-level-properties text:space-before="4.2cm" text:min-label-width="0.6cm"/>
        <style:text-properties fo:font-family="OpenSymbol" style:font-charset="x-symbol" fo:color="#77caee" fo:font-size="100%"/>
      </text:list-level-style-bullet>
      <text:list-level-style-bullet text:level="5" text:bullet-char="➢">
        <style:list-level-properties text:space-before="5.4cm" text:min-label-width="0.6cm"/>
        <style:text-properties fo:font-family="OpenSymbol" style:font-charset="x-symbol" fo:color="#77caee" fo:font-size="100%"/>
      </text:list-level-style-bullet>
      <text:list-level-style-bullet text:level="6" text:bullet-char="➢">
        <style:list-level-properties text:space-before="6.6cm" text:min-label-width="0.6cm"/>
        <style:text-properties fo:font-family="OpenSymbol" style:font-charset="x-symbol" fo:color="#77caee" fo:font-size="100%"/>
      </text:list-level-style-bullet>
      <text:list-level-style-bullet text:level="7" text:bullet-char="➢">
        <style:list-level-properties text:space-before="7.8cm" text:min-label-width="0.6cm"/>
        <style:text-properties fo:font-family="OpenSymbol" style:font-charset="x-symbol" fo:color="#77caee" fo:font-size="100%"/>
      </text:list-level-style-bullet>
      <text:list-level-style-bullet text:level="8" text:bullet-char="➢">
        <style:list-level-properties text:space-before="9cm" text:min-label-width="0.6cm"/>
        <style:text-properties fo:font-family="OpenSymbol" style:font-charset="x-symbol" fo:color="#77caee" fo:font-size="100%"/>
      </text:list-level-style-bullet>
      <text:list-level-style-bullet text:level="9" text:bullet-char="➢">
        <style:list-level-properties text:space-before="10.2cm" text:min-label-width="0.6cm"/>
        <style:text-properties fo:font-family="OpenSymbol" style:font-charset="x-symbol" fo:color="#77cae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7">
      <text:list-level-style-bullet text:level="1" text:bullet-char="">
        <style:list-level-properties text:space-before="0.3cm" text:min-label-width="0.9cm"/>
        <style:text-properties fo:font-family="OpenSymbol" style:font-charset="x-symbol" fo:color="#77caee" fo:font-size="100%"/>
      </text:list-level-style-bullet>
      <text:list-level-style-bullet text:level="2" text:bullet-char="">
        <style:list-level-properties text:space-before="1.5cm" text:min-label-width="0.9cm"/>
        <style:text-properties fo:font-family="OpenSymbol" style:font-charset="x-symbol" fo:color="#77caee" fo:font-size="100%"/>
      </text:list-level-style-bullet>
      <text:list-level-style-bullet text:level="3" text:bullet-char="">
        <style:list-level-properties text:space-before="2.8cm" text:min-label-width="0.8cm"/>
        <style:text-properties fo:font-family="OpenSymbol" style:font-charset="x-symbol" fo:color="#77caee" fo:font-size="100%"/>
      </text:list-level-style-bullet>
      <text:list-level-style-bullet text:level="4" text:bullet-char="">
        <style:list-level-properties text:space-before="4.2cm" text:min-label-width="0.6cm"/>
        <style:text-properties fo:font-family="OpenSymbol" style:font-charset="x-symbol" fo:color="#77caee" fo:font-size="100%"/>
      </text:list-level-style-bullet>
      <text:list-level-style-bullet text:level="5" text:bullet-char="">
        <style:list-level-properties text:space-before="5.4cm" text:min-label-width="0.6cm"/>
        <style:text-properties fo:font-family="OpenSymbol" style:font-charset="x-symbol" fo:color="#77caee" fo:font-size="100%"/>
      </text:list-level-style-bullet>
      <text:list-level-style-bullet text:level="6" text:bullet-char="">
        <style:list-level-properties text:space-before="6.6cm" text:min-label-width="0.6cm"/>
        <style:text-properties fo:font-family="OpenSymbol" style:font-charset="x-symbol" fo:color="#77caee" fo:font-size="100%"/>
      </text:list-level-style-bullet>
      <text:list-level-style-bullet text:level="7" text:bullet-char="">
        <style:list-level-properties text:space-before="7.8cm" text:min-label-width="0.6cm"/>
        <style:text-properties fo:font-family="OpenSymbol" style:font-charset="x-symbol" fo:color="#77caee" fo:font-size="100%"/>
      </text:list-level-style-bullet>
      <text:list-level-style-bullet text:level="8" text:bullet-char="">
        <style:list-level-properties text:space-before="9cm" text:min-label-width="0.6cm"/>
        <style:text-properties fo:font-family="OpenSymbol" style:font-charset="x-symbol" fo:color="#77caee" fo:font-size="100%"/>
      </text:list-level-style-bullet>
      <text:list-level-style-bullet text:level="9" text:bullet-char="">
        <style:list-level-properties text:space-before="10.2cm" text:min-label-width="0.6cm"/>
        <style:text-properties fo:font-family="OpenSymbol" style:font-charset="x-symbol" fo:color="#77cae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8">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2.5cm" svg:x="0cm" svg:y="-0.5cm" presentation:class="title" presentation:user-transformed="true">
          <draw:text-box>
            <text:p>ONTOGENIX V-0.1.0</text:p>
          </draw:text-box>
        </draw:frame>
        <draw:custom-shape draw:style-name="gr1" draw:text-style-name="P3" xml:id="id1" draw:id="id1" draw:layer="layout" svg:width="2.5cm" svg:height="1.5cm" svg:x="2.5cm" svg:y="6.5cm">
          <text:p text:style-name="P2">CSV</text:p>
          <draw:enhanced-geometry svg:viewBox="0 0 21600 21600" draw:type="rectangle" draw:enhanced-path="M 0 0 L 21600 0 21600 21600 0 21600 0 0 Z N"/>
        </draw:custom-shape>
        <draw:custom-shape draw:style-name="gr2" draw:text-style-name="P4" xml:id="id2" draw:id="id2" draw:layer="layout" svg:width="4.5cm" svg:height="3.5cm" svg:x="6.5cm" svg:y="5.5cm">
          <text:p text:style-name="P2">ONTO</text:p>
          <text:p text:style-name="P2">LLM</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xml:id="id3" draw:id="id3" draw:layer="layout" svg:width="3cm" svg:height="1.5cm" svg:x="12.5cm" svg:y="6.5cm">
          <text:p text:style-name="P2">TURTLE</text:p>
          <draw:enhanced-geometry svg:viewBox="0 0 21600 21600" draw:type="rectangle" draw:enhanced-path="M 0 0 L 21600 0 21600 21600 0 21600 0 0 Z N"/>
        </draw:custom-shape>
        <draw:custom-shape draw:style-name="gr4" draw:text-style-name="P5" xml:id="id4" draw:id="id4" draw:layer="layout" svg:width="4cm" svg:height="3.5cm" svg:x="17.5cm" svg:y="5.5cm">
          <text:p text:style-name="P2">MERMAID</text:p>
          <text:p text:style-name="P2">LLM</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3" xml:id="id5" draw:id="id5" draw:layer="layout" svg:width="3cm" svg:height="1.5cm" svg:x="23cm" svg:y="6.5cm">
          <text:p text:style-name="P2">CLASS</text:p>
          <text:p text:style-name="P2">DIAGRAM</text:p>
          <draw:enhanced-geometry svg:viewBox="0 0 21600 21600" draw:type="rectangle" draw:enhanced-path="M 0 0 L 21600 0 21600 21600 0 21600 0 0 Z N"/>
        </draw:custom-shape>
        <draw:connector draw:style-name="gr6" draw:text-style-name="P6" draw:layer="layout" svg:x1="5cm" svg:y1="7.25cm" svg:x2="6.5cm" svg:y2="7.25cm" draw:start-shape="id1" draw:start-glue-point="1" draw:end-shape="id2" draw:end-glue-point="5" svg:d="M5000 7250h1500" svg:viewBox="0 0 1501 1">
          <text:p/>
        </draw:connector>
        <draw:connector draw:style-name="gr7" draw:text-style-name="P7" draw:layer="layout" draw:type="line" svg:x1="11cm" svg:y1="7.25cm" svg:x2="12.5cm" svg:y2="7.25cm" draw:start-shape="id2" draw:start-glue-point="7" draw:end-shape="id3" draw:end-glue-point="3" svg:d="M11000 7250h1500" svg:viewBox="0 0 1501 1">
          <text:p/>
        </draw:connector>
        <draw:connector draw:style-name="gr6" draw:text-style-name="P6" draw:layer="layout" svg:x1="15.5cm" svg:y1="7.25cm" svg:x2="17.5cm" svg:y2="7.25cm" draw:start-shape="id3" draw:start-glue-point="1" draw:end-shape="id4" draw:end-glue-point="5" svg:d="M15500 7250h2000" svg:viewBox="0 0 2001 1">
          <text:p/>
        </draw:connector>
        <draw:connector draw:style-name="gr8" draw:text-style-name="P7" draw:layer="layout" svg:x1="21.5cm" svg:y1="7.25cm" svg:x2="23cm" svg:y2="7.25cm" draw:start-shape="id4" draw:start-glue-point="7" draw:end-shape="id5" draw:end-glue-point="3" svg:d="M21500 7250h1500" svg:viewBox="0 0 1501 1">
          <text:p/>
        </draw:connector>
        <presentation:notes draw:style-name="dp2">
          <draw:page-thumbnail draw:style-name="gr9"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presentation:use-date-time-name="dtd1">
        <office:forms form:automatic-focus="false" form:apply-design-mode="false"/>
        <draw:frame presentation:style-name="pr3" draw:text-style-name="P1" draw:layer="layout" svg:width="25cm" svg:height="3cm" svg:x="0cm" svg:y="0cm" presentation:class="title" presentation:user-transformed="true">
          <draw:text-box>
            <text:p>ONTOGENIX V 0.1.1</text:p>
          </draw:text-box>
        </draw:frame>
        <draw:custom-shape draw:style-name="gr10" draw:text-style-name="P9" xml:id="id10" draw:id="id10" draw:layer="layout" svg:width="2cm" svg:height="2cm" svg:x="0.5cm" svg:y="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3" xml:id="id11" draw:id="id11" draw:layer="layout" svg:width="2.5cm" svg:height="1.5cm" svg:x="2.5cm" svg:y="2.75cm">
          <text:p text:style-name="P2">CSV</text:p>
          <draw:enhanced-geometry svg:viewBox="0 0 21600 21600" draw:type="rectangle" draw:enhanced-path="M 0 0 L 21600 0 21600 21600 0 21600 0 0 Z N"/>
        </draw:custom-shape>
        <draw:custom-shape draw:style-name="gr11" draw:text-style-name="P11" xml:id="id6" draw:id="id6" draw:layer="layout" svg:width="3cm" svg:height="2.5cm" svg:x="8.5cm" svg:y="8.5cm">
          <text:p text:style-name="P10"><text:span text:style-name="T1">ANALYZ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3" xml:id="id7" draw:id="id7" draw:layer="layout" svg:width="4cm" svg:height="2cm" svg:x="8cm" svg:y="13cm">
          <text:p text:style-name="P2">PLAN</text:p>
          <text:p text:style-name="P12">Instructions</text:p>
          <draw:enhanced-geometry svg:viewBox="0 0 21600 21600" draw:type="rectangle" draw:enhanced-path="M 0 0 L 21600 0 21600 21600 0 21600 0 0 Z N"/>
        </draw:custom-shape>
        <draw:custom-shape draw:style-name="gr13" draw:text-style-name="P5" xml:id="id8" draw:id="id8" draw:layer="layout" svg:width="4cm" svg:height="3cm" svg:x="23.5cm" svg:y="3.5cm">
          <text:p text:style-name="P2">MERMAID</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3" xml:id="id9" draw:id="id9" draw:layer="layout" svg:width="3cm" svg:height="1.5cm" svg:x="24cm" svg:y="0.5cm">
          <text:p text:style-name="P2">CLASS</text:p>
          <text:p text:style-name="P2">DIAGRAM</text:p>
          <draw:enhanced-geometry svg:viewBox="0 0 21600 21600" draw:type="rectangle" draw:enhanced-path="M 0 0 L 21600 0 21600 21600 0 21600 0 0 Z N"/>
        </draw:custom-shape>
        <draw:connector draw:style-name="gr14" draw:text-style-name="P7" draw:layer="layout" draw:type="line" svg:x1="10cm" svg:y1="11cm" svg:x2="10cm" svg:y2="13cm" draw:start-shape="id6" draw:start-glue-point="6" draw:end-shape="id7" draw:end-glue-point="0" svg:d="M10000 11000v2000" svg:viewBox="0 0 1 2001">
          <text:p/>
        </draw:connector>
        <draw:connector draw:style-name="gr15" draw:text-style-name="P7" draw:layer="layout" svg:x1="25.5cm" svg:y1="3.5cm" svg:x2="25.5cm" svg:y2="2cm" draw:start-shape="id8" draw:start-glue-point="4" draw:end-shape="id9" draw:end-glue-point="2" svg:d="M25500 3500v-1500" svg:viewBox="0 0 1 1501">
          <text:p/>
        </draw:connector>
        <draw:connector draw:style-name="gr16" draw:text-style-name="P7" draw:layer="layout" svg:x1="1.5cm" svg:y1="7cm" svg:x2="2.5cm" svg:y2="3.5cm" draw:start-shape="id10" draw:start-glue-point="4" draw:end-shape="id11" draw:end-glue-point="3" svg:d="M1500 7000v-3500h1000" svg:viewBox="0 0 1001 3501">
          <text:p/>
        </draw:connector>
        <draw:connector draw:style-name="gr17" draw:text-style-name="P7" draw:layer="layout" svg:x1="2.5cm" svg:y1="8cm" svg:x2="4.5cm" svg:y2="9.75cm" draw:start-shape="id10" draw:start-glue-point="10" draw:end-shape="id12" draw:end-glue-point="3" svg:d="M2500 8000h1001v1750h999" svg:viewBox="0 0 2001 1751">
          <text:p/>
        </draw:connector>
        <draw:connector draw:style-name="gr18" draw:text-style-name="P7" draw:layer="layout" svg:x1="8cm" svg:y1="14cm" svg:x2="1.5cm" svg:y2="9cm" draw:start-shape="id7" draw:start-glue-point="3" draw:end-shape="id10" draw:end-glue-point="8" svg:d="M8000 14000h-6500v-5000" svg:viewBox="0 0 6501 5001">
          <text:p/>
        </draw:connector>
        <draw:custom-shape draw:style-name="gr3" draw:text-style-name="P3" xml:id="id12" draw:id="id12" draw:layer="layout" svg:width="3cm" svg:height="1.5cm" svg:x="4.5cm" svg:y="9cm">
          <text:p text:style-name="P2">PLAN’</text:p>
          <text:p text:style-name="P2">Instruction</text:p>
          <draw:enhanced-geometry svg:viewBox="0 0 21600 21600" draw:type="rectangle" draw:enhanced-path="M 0 0 L 21600 0 21600 21600 0 21600 0 0 Z N"/>
        </draw:custom-shape>
        <draw:connector draw:style-name="gr19" draw:text-style-name="P7" draw:layer="layout" svg:x1="7.5cm" svg:y1="9.75cm" svg:x2="8.5cm" svg:y2="9.75cm" draw:start-shape="id12" draw:start-glue-point="1" draw:end-shape="id6" draw:end-glue-point="5" svg:d="M7500 9750h1000" svg:viewBox="0 0 1001 1">
          <text:p/>
        </draw:connector>
        <draw:custom-shape draw:style-name="gr20" draw:text-style-name="P13" xml:id="id13" draw:id="id13" draw:layer="layout" svg:width="3.5cm" svg:height="2cm" svg:x="6.5cm" svg:y="2.5cm">
          <text:p text:style-name="P2">CHUNK</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7" draw:layer="layout" svg:x1="5cm" svg:y1="3.5cm" svg:x2="6.5cm" svg:y2="3.5cm" draw:start-shape="id11" draw:start-glue-point="1" draw:end-shape="id13" draw:end-glue-point="6" svg:d="M5000 3500h1500" svg:viewBox="0 0 1501 1">
          <text:p/>
        </draw:connector>
        <draw:custom-shape draw:style-name="gr1" draw:text-style-name="P3" xml:id="id14" draw:id="id14" draw:layer="layout" svg:width="2.5cm" svg:height="1.5cm" svg:x="11cm" svg:y="4.5cm">
          <text:p text:style-name="P2">CSV’</text:p>
          <draw:enhanced-geometry svg:viewBox="0 0 21600 21600" draw:type="rectangle" draw:enhanced-path="M 0 0 L 21600 0 21600 21600 0 21600 0 0 Z N"/>
        </draw:custom-shape>
        <draw:connector draw:style-name="gr22" draw:text-style-name="P7" draw:layer="layout" svg:x1="10cm" svg:y1="3.5cm" svg:x2="12.25cm" svg:y2="4.5cm" draw:start-shape="id13" draw:start-glue-point="10" draw:end-shape="id14" draw:end-glue-point="0" svg:d="M10000 3500h2250v1000" svg:viewBox="0 0 2251 1001">
          <text:p/>
        </draw:connector>
        <draw:connector draw:style-name="gr23" draw:text-style-name="P7" draw:layer="layout" svg:x1="12.25cm" svg:y1="6cm" svg:x2="10cm" svg:y2="8.5cm" draw:start-shape="id14" draw:start-glue-point="2" draw:end-shape="id6" draw:end-glue-point="4" svg:d="M12250 6000v1250h-2250v1250" svg:viewBox="0 0 2251 2501">
          <text:p/>
        </draw:connector>
        <draw:g xml:id="id17" draw:id="id17">
          <draw:custom-shape draw:style-name="gr24" draw:text-style-name="P14" xml:id="id15" draw:id="id15" draw:layer="layout" svg:width="6.5cm" svg:height="5.5cm" svg:x="14cm" svg:y="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draw:layer="layout" svg:width="3.1cm" svg:height="2.5cm" svg:x="16.9cm" svg:y="8cm">
            <text:p text:style-name="P2">CODE</text:p>
            <text:p text:style-name="P2">GE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16" draw:layer="layout" svg:width="3cm" svg:height="2.5cm" svg:x="14.5cm" svg:y="9.5cm">
            <text:p text:style-name="P2">ONTO</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onnector draw:style-name="gr27" draw:text-style-name="P7" draw:layer="layout" svg:x1="12cm" svg:y1="14cm" svg:x2="17.25cm" svg:y2="12.5cm" draw:start-shape="id7" draw:start-glue-point="1" draw:end-shape="id15" draw:end-glue-point="2" svg:d="M12000 14000h5250v-1500" svg:viewBox="0 0 5251 1501">
          <text:p/>
        </draw:connector>
        <draw:connector draw:style-name="gr28" draw:text-style-name="P7" draw:layer="layout" svg:x1="13.5cm" svg:y1="5.25cm" svg:x2="17.25cm" svg:y2="7cm" draw:start-shape="id14" draw:start-glue-point="1" draw:end-shape="id15" draw:end-glue-point="0" svg:d="M13500 5250h3750v1750" svg:viewBox="0 0 3751 1751">
          <text:p/>
        </draw:connector>
        <draw:g xml:id="id16" draw:id="id16">
          <draw:custom-shape draw:style-name="gr29" draw:text-style-name="P17" draw:layer="layout" svg:width="4cm" svg:height="4.5cm" svg:x="22.5cm" svg:y="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draw:layer="layout" svg:width="3cm" svg:height="1.5cm" svg:x="23cm" svg:y="9cm">
            <text:p text:style-name="P2">CODE</text:p>
            <draw:enhanced-geometry svg:viewBox="0 0 21600 21600" draw:type="rectangle" draw:enhanced-path="M 0 0 L 21600 0 21600 21600 0 21600 0 0 Z N"/>
          </draw:custom-shape>
          <draw:custom-shape draw:style-name="gr31" draw:text-style-name="P19" draw:layer="layout" svg:width="3cm" svg:height="1.5cm" svg:x="23cm" svg:y="11cm">
            <text:p text:style-name="P2">TURTLE</text:p>
            <draw:enhanced-geometry svg:viewBox="0 0 21600 21600" draw:mirror-horizontal="false" draw:mirror-vertical="false" draw:type="rectangle" draw:enhanced-path="M 0 0 L 21600 0 21600 21600 0 21600 0 0 Z N"/>
          </draw:custom-shape>
        </draw:g>
        <draw:connector draw:style-name="gr32" draw:text-style-name="P7" draw:layer="layout" svg:x1="24.5cm" svg:y1="8.5cm" svg:x2="25.5cm" svg:y2="6.5cm" draw:start-shape="id16" draw:start-glue-point="0" draw:end-shape="id8" draw:end-glue-point="6" svg:d="M24500 8500v-999h1000v-1001" svg:viewBox="0 0 1001 2001">
          <text:p/>
        </draw:connector>
        <draw:connector draw:style-name="gr28" draw:text-style-name="P7" draw:layer="layout" svg:x1="20.5cm" svg:y1="9.75cm" svg:x2="22.5cm" svg:y2="10.75cm" draw:start-shape="id17" draw:start-glue-point="1" draw:end-shape="id16" draw:end-glue-point="3" svg:d="M20500 9750h1001v1000h999" svg:viewBox="0 0 2001 1001">
          <text:p/>
        </draw:connector>
        <draw:custom-shape draw:style-name="gr33" draw:text-style-name="P3" xml:id="id18" draw:id="id18" draw:layer="layout" svg:width="2.5cm" svg:height="1.5cm" svg:x="2.5cm" svg:y="4.5cm">
          <text:p text:style-name="P2">TASK</text:p>
          <draw:enhanced-geometry svg:viewBox="0 0 21600 21600" draw:type="rectangle" draw:enhanced-path="M 0 0 L 21600 0 21600 21600 0 21600 0 0 Z N"/>
        </draw:custom-shape>
        <draw:connector draw:style-name="gr34" draw:text-style-name="P7" draw:layer="layout" svg:x1="1.5cm" svg:y1="7cm" svg:x2="2.5cm" svg:y2="5.25cm" draw:start-shape="id10" draw:start-glue-point="4" draw:end-shape="id18" draw:end-glue-point="3" svg:d="M1500 7000v-1750h1000" svg:viewBox="0 0 1001 1751">
          <text:p/>
        </draw:connector>
        <draw:connector draw:style-name="gr35" draw:text-style-name="P7" draw:layer="layout" svg:x1="5cm" svg:y1="5.25cm" svg:x2="10cm" svg:y2="8.5cm" draw:start-shape="id18" draw:start-glue-point="1" draw:end-shape="id6" draw:end-glue-point="4" svg:d="M5000 5250h5000v3250" svg:viewBox="0 0 5001 3251">
          <text:p/>
        </draw:connector>
        <presentation:notes draw:style-name="dp2">
          <draw:page-thumbnail draw:style-name="gr9"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5cm" svg:height="3cm" svg:x="0.013cm" svg:y="0.013cm" presentation:class="title" presentation:user-transformed="true">
          <draw:text-box>
            <text:p>ONTOGENIX V 0.1.2</text:p>
          </draw:text-box>
        </draw:frame>
        <draw:custom-shape draw:style-name="gr10" draw:text-style-name="P9" xml:id="id23" draw:id="id23" draw:layer="layout" svg:width="2cm" svg:height="2cm" svg:x="0.513cm" svg:y="7.01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3" xml:id="id24" draw:id="id24" draw:layer="layout" svg:width="2.5cm" svg:height="1.5cm" svg:x="2.513cm" svg:y="2.763cm">
          <text:p text:style-name="P2">CSV</text:p>
          <draw:enhanced-geometry svg:viewBox="0 0 21600 21600" draw:type="rectangle" draw:enhanced-path="M 0 0 L 21600 0 21600 21600 0 21600 0 0 Z N"/>
        </draw:custom-shape>
        <draw:custom-shape draw:style-name="gr11" draw:text-style-name="P11" xml:id="id19" draw:id="id19" draw:layer="layout" svg:width="3cm" svg:height="2.5cm" svg:x="8cm" svg:y="9cm">
          <text:p text:style-name="P10"><text:span text:style-name="T1">ANALYZ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3" xml:id="id20" draw:id="id20" draw:layer="layout" svg:width="4cm" svg:height="2cm" svg:x="7.5cm" svg:y="12.5cm">
          <text:p text:style-name="P2">PLAN</text:p>
          <text:p text:style-name="P12">Instructions</text:p>
          <draw:enhanced-geometry svg:viewBox="0 0 21600 21600" draw:type="rectangle" draw:enhanced-path="M 0 0 L 21600 0 21600 21600 0 21600 0 0 Z N"/>
        </draw:custom-shape>
        <draw:custom-shape draw:style-name="gr13" draw:text-style-name="P5" xml:id="id21" draw:id="id21" draw:layer="layout" svg:width="4cm" svg:height="3cm" svg:x="23.513cm" svg:y="3.513cm">
          <text:p text:style-name="P2">Mapper</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3" xml:id="id22" draw:id="id22" draw:layer="layout" svg:width="3cm" svg:height="1.5cm" svg:x="24.013cm" svg:y="0.513cm">
          <text:p text:style-name="P2">RML</text:p>
          <text:p text:style-name="P2">MAPPING</text:p>
          <draw:enhanced-geometry svg:viewBox="0 0 21600 21600" draw:type="rectangle" draw:enhanced-path="M 0 0 L 21600 0 21600 21600 0 21600 0 0 Z N"/>
        </draw:custom-shape>
        <draw:connector draw:style-name="gr36" draw:text-style-name="P7" draw:layer="layout" draw:type="line" svg:x1="9.5cm" svg:y1="11.5cm" svg:x2="9.5cm" svg:y2="12.5cm" draw:start-shape="id19" draw:start-glue-point="6" draw:end-shape="id20" draw:end-glue-point="0" svg:d="M9500 11500v1000" svg:viewBox="0 0 1 1001">
          <text:p/>
        </draw:connector>
        <draw:connector draw:style-name="gr15" draw:text-style-name="P7" draw:layer="layout" svg:x1="25.513cm" svg:y1="3.513cm" svg:x2="25.513cm" svg:y2="2.013cm" draw:start-shape="id21" draw:start-glue-point="4" draw:end-shape="id22" draw:end-glue-point="2" svg:d="M25513 3513v-1500" svg:viewBox="0 0 1 1501">
          <text:p/>
        </draw:connector>
        <draw:connector draw:style-name="gr37" draw:text-style-name="P7" draw:layer="layout" svg:x1="1.513cm" svg:y1="7.013cm" svg:x2="2.513cm" svg:y2="3.513cm" draw:start-shape="id23" draw:start-glue-point="4" draw:end-shape="id24" draw:end-glue-point="3" svg:d="M1513 7013v-3500h1000" svg:viewBox="0 0 1001 3501">
          <text:p/>
        </draw:connector>
        <draw:connector draw:style-name="gr38" draw:text-style-name="P7" draw:layer="layout" svg:x1="2.513cm" svg:y1="8.013cm" svg:x2="3.525cm" svg:y2="9.25cm" draw:start-shape="id23" draw:start-glue-point="10" draw:end-shape="id25" draw:end-glue-point="3" svg:d="M2513 8013h507v1237h505" svg:viewBox="0 0 1013 1238">
          <text:p/>
        </draw:connector>
        <draw:connector draw:style-name="gr39" draw:text-style-name="P7" draw:layer="layout" svg:x1="7.5cm" svg:y1="13.5cm" svg:x2="1.513cm" svg:y2="9.013cm" draw:start-shape="id20" draw:start-glue-point="3" draw:end-shape="id23" draw:end-glue-point="8" svg:d="M7500 13500h-5987v-4487" svg:viewBox="0 0 5988 4488">
          <text:p/>
        </draw:connector>
        <draw:custom-shape draw:style-name="gr3" draw:text-style-name="P3" xml:id="id25" draw:id="id25" draw:layer="layout" svg:width="3cm" svg:height="1.5cm" svg:x="3.525cm" svg:y="8.5cm">
          <text:p text:style-name="P2">PLAN’</text:p>
          <text:p text:style-name="P2">Instruction</text:p>
          <draw:enhanced-geometry svg:viewBox="0 0 21600 21600" draw:type="rectangle" draw:enhanced-path="M 0 0 L 21600 0 21600 21600 0 21600 0 0 Z N"/>
        </draw:custom-shape>
        <draw:connector draw:style-name="gr40" draw:text-style-name="P7" draw:layer="layout" svg:x1="6.525cm" svg:y1="9.25cm" svg:x2="8cm" svg:y2="10.25cm" draw:start-shape="id25" draw:start-glue-point="1" draw:end-shape="id19" draw:end-glue-point="5" svg:d="M6525 9250h738v1000h737" svg:viewBox="0 0 1476 1001">
          <text:p/>
        </draw:connector>
        <draw:custom-shape draw:style-name="gr20" draw:text-style-name="P13" xml:id="id26" draw:id="id26" draw:layer="layout" svg:width="3.5cm" svg:height="2cm" svg:x="6.513cm" svg:y="2.513cm">
          <text:p text:style-name="P2">CHUNK</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7" draw:layer="layout" svg:x1="5.013cm" svg:y1="3.513cm" svg:x2="6.513cm" svg:y2="3.513cm" draw:start-shape="id24" draw:start-glue-point="1" draw:end-shape="id26" draw:end-glue-point="6" svg:d="M5013 3513h1500" svg:viewBox="0 0 1501 1">
          <text:p/>
        </draw:connector>
        <draw:custom-shape draw:style-name="gr1" draw:text-style-name="P3" xml:id="id27" draw:id="id27" draw:layer="layout" svg:width="2.5cm" svg:height="1.5cm" svg:x="11.013cm" svg:y="4cm">
          <text:p text:style-name="P2">CSV’</text:p>
          <draw:enhanced-geometry svg:viewBox="0 0 21600 21600" draw:type="rectangle" draw:enhanced-path="M 0 0 L 21600 0 21600 21600 0 21600 0 0 Z N"/>
        </draw:custom-shape>
        <draw:connector draw:style-name="gr42" draw:text-style-name="P7" draw:layer="layout" svg:x1="10.013cm" svg:y1="3.513cm" svg:x2="12.263cm" svg:y2="4cm" draw:start-shape="id26" draw:start-glue-point="10" draw:end-shape="id27" draw:end-glue-point="0" svg:d="M10013 3513h2250v487" svg:viewBox="0 0 2251 488">
          <text:p/>
        </draw:connector>
        <draw:connector draw:style-name="gr43" draw:text-style-name="P7" draw:layer="layout" svg:x1="12.263cm" svg:y1="5.5cm" svg:x2="9.5cm" svg:y2="9cm" draw:start-shape="id27" draw:start-glue-point="2" draw:end-shape="id19" draw:end-glue-point="4" svg:d="M12263 5500v1750h-2763v1750" svg:viewBox="0 0 2764 3501">
          <text:p/>
        </draw:connector>
        <draw:g xml:id="id34" draw:id="id34">
          <draw:custom-shape draw:style-name="gr44" draw:text-style-name="P14" xml:id="id32" draw:id="id32" draw:layer="layout" svg:width="8.987cm" svg:height="7.013cm" svg:x="14.013cm" svg:y="5.6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6" xml:id="id28" draw:id="id28" draw:layer="layout" svg:width="2.334cm" svg:height="1.875cm" svg:x="14.5cm" svg:y="10.245cm">
            <text:p text:style-name="P2">ONTO</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19" xml:id="id29" draw:id="id29" draw:layer="layout" svg:width="3cm" svg:height="1.5cm" svg:x="17.5cm" svg:y="9.411cm">
            <text:p text:style-name="P2">TURTLE’</text:p>
            <draw:enhanced-geometry svg:viewBox="0 0 21600 21600" draw:mirror-horizontal="false" draw:mirror-vertical="false" draw:type="rectangle" draw:enhanced-path="M 0 0 L 21600 0 21600 21600 0 21600 0 0 Z N"/>
          </draw:custom-shape>
          <draw:custom-shape draw:style-name="gr31" draw:text-style-name="P19" xml:id="id30" draw:id="id30" draw:layer="layout" svg:width="3cm" svg:height="1.5cm" svg:x="19.5cm" svg:y="6.411cm">
            <text:p text:style-name="P2">examples</text:p>
            <draw:enhanced-geometry svg:viewBox="0 0 21600 21600" draw:mirror-horizontal="false" draw:mirror-vertical="false" draw:type="rectangle" draw:enhanced-path="M 0 0 L 21600 0 21600 21600 0 21600 0 0 Z N"/>
          </draw:custom-shape>
          <draw:custom-shape draw:style-name="gr46" draw:text-style-name="P19" xml:id="id31" draw:id="id31" draw:layer="layout" svg:width="3.5cm" svg:height="2cm" svg:x="14.5cm" svg:y="6.911cm">
            <text:p text:style-name="P2">Insights</text:p>
            <text:p text:style-name="P2">turtle’’</text:p>
            <draw:enhanced-geometry svg:viewBox="0 0 21600 21600" draw:mirror-horizontal="false" draw:mirror-vertical="false" draw:type="rectangle" draw:enhanced-path="M 0 0 L 21600 0 21600 21600 0 21600 0 0 Z N"/>
          </draw:custom-shape>
          <draw:connector draw:style-name="gr47" draw:text-style-name="P7" draw:layer="layout" draw:type="curve" svg:x1="16.834cm" svg:y1="11.183cm" svg:x2="17.5cm" svg:y2="10.161cm" draw:start-shape="id28" draw:start-glue-point="7" draw:end-shape="id29" draw:end-glue-point="3" svg:d="M16834 11183c501 0 168-1022 666-1022" svg:viewBox="0 0 667 1023">
            <text:p/>
          </draw:connector>
          <draw:connector draw:style-name="gr48" draw:text-style-name="P7" draw:layer="layout" draw:type="curve" svg:x1="19cm" svg:y1="9.411cm" svg:x2="21cm" svg:y2="7.911cm" draw:start-shape="id29" draw:start-glue-point="0" draw:end-shape="id30" svg:d="M19000 9411c0-1125 2000-375 2000-1500" svg:viewBox="0 0 2001 1501">
            <text:p/>
          </draw:connector>
          <draw:connector draw:style-name="gr49" draw:text-style-name="P7" draw:layer="layout" draw:type="curve" svg:x1="19.5cm" svg:y1="7.161cm" svg:x2="18cm" svg:y2="7.911cm" draw:start-shape="id30" draw:start-glue-point="3" draw:end-shape="id31" draw:end-glue-point="1" svg:d="M19500 7161c-1125 0-375 750-1500 750" svg:viewBox="0 0 1501 751">
            <text:p/>
          </draw:connector>
          <draw:connector draw:style-name="gr50" draw:text-style-name="P7" draw:layer="layout" draw:type="curve" svg:x1="18.506cm" svg:y1="5.645cm" svg:x2="21cm" svg:y2="6.411cm" draw:start-shape="id32" draw:start-glue-point="0" draw:end-shape="id30" draw:end-glue-point="0" svg:d="M18506 5645c0-789 2494-1172 2494 766" svg:viewBox="0 0 2495 1412">
            <text:p/>
          </draw:connector>
          <draw:connector draw:style-name="gr51" draw:text-style-name="P7" draw:layer="layout" draw:type="curve" draw:line-skew="-0.037cm" svg:x1="18.506cm" svg:y1="12.658cm" svg:x2="21cm" svg:y2="7.911cm" draw:start-shape="id32" draw:start-glue-point="2" draw:end-shape="id30" draw:end-glue-point="2" svg:d="M18506 12658c0 732 2494 3105 2494-4747" svg:viewBox="0 0 2495 5660">
            <text:p/>
          </draw:connector>
          <draw:connector draw:style-name="gr52" draw:text-style-name="P7" draw:layer="layout" draw:type="curve" svg:x1="16.25cm" svg:y1="8.911cm" svg:x2="15.667cm" svg:y2="10.245cm" draw:start-shape="id31" draw:start-glue-point="2" draw:end-shape="id28" draw:end-glue-point="4" svg:d="M16250 8911c0 1000-583 334-583 1334" svg:viewBox="0 0 584 1335">
            <text:p/>
          </draw:connector>
          <draw:connector draw:style-name="gr53" draw:text-style-name="P7" draw:layer="layout" draw:type="curve" svg:x1="14.5cm" svg:y1="7.911cm" svg:x2="14.013cm" svg:y2="9.151cm" draw:start-shape="id31" draw:start-glue-point="3" draw:end-shape="id32" draw:end-glue-point="3" svg:d="M14500 7911c-1519 0-1276 1240-487 1240" svg:viewBox="0 0 1112 1241">
            <text:p/>
          </draw:connector>
        </draw:g>
        <draw:connector draw:style-name="gr54" draw:text-style-name="P7" draw:layer="layout" svg:x1="11.5cm" svg:y1="13.5cm" svg:x2="18.506cm" svg:y2="12.658cm" draw:start-shape="id20" draw:start-glue-point="1" draw:end-shape="id32" draw:end-glue-point="2" svg:d="M11500 13500h7006v-842" svg:viewBox="0 0 7007 843">
          <text:p/>
        </draw:connector>
        <draw:connector draw:style-name="gr55" draw:text-style-name="P7" draw:layer="layout" svg:x1="13.513cm" svg:y1="4.75cm" svg:x2="18.506cm" svg:y2="5.645cm" draw:start-shape="id27" draw:start-glue-point="1" draw:end-shape="id32" draw:end-glue-point="0" svg:d="M13513 4750h4993v895" svg:viewBox="0 0 4994 896">
          <text:p/>
        </draw:connector>
        <draw:connector draw:style-name="gr32" draw:text-style-name="P7" draw:layer="layout" svg:x1="25.5cm" svg:y1="10cm" svg:x2="25.513cm" svg:y2="6.513cm" draw:start-shape="id33" draw:start-glue-point="0" draw:end-shape="id21" draw:end-glue-point="6" svg:d="M25500 10000v-1743h13v-1744" svg:viewBox="0 0 14 3488">
          <text:p/>
        </draw:connector>
        <draw:connector draw:style-name="gr28" draw:text-style-name="P7" draw:layer="layout" svg:x1="23cm" svg:y1="9.285cm" svg:x2="24cm" svg:y2="10.75cm" draw:start-shape="id34" draw:start-glue-point="1" draw:end-shape="id33" draw:end-glue-point="3" svg:d="M23000 9285h500v1465h500" svg:viewBox="0 0 1001 1466">
          <text:p/>
        </draw:connector>
        <draw:custom-shape draw:style-name="gr33" draw:text-style-name="P3" xml:id="id35" draw:id="id35" draw:layer="layout" svg:width="2.5cm" svg:height="1.5cm" svg:x="2.513cm" svg:y="4.513cm">
          <text:p text:style-name="P2">TASK</text:p>
          <draw:enhanced-geometry svg:viewBox="0 0 21600 21600" draw:type="rectangle" draw:enhanced-path="M 0 0 L 21600 0 21600 21600 0 21600 0 0 Z N"/>
        </draw:custom-shape>
        <draw:connector draw:style-name="gr56" draw:text-style-name="P7" draw:layer="layout" svg:x1="1.513cm" svg:y1="7.013cm" svg:x2="2.513cm" svg:y2="5.263cm" draw:start-shape="id23" draw:start-glue-point="4" draw:end-shape="id35" draw:end-glue-point="3" svg:d="M1513 7013v-1750h1000" svg:viewBox="0 0 1001 1751">
          <text:p/>
        </draw:connector>
        <draw:connector draw:style-name="gr57" draw:text-style-name="P7" draw:layer="layout" svg:x1="5.013cm" svg:y1="5.263cm" svg:x2="9.5cm" svg:y2="9cm" draw:start-shape="id35" draw:start-glue-point="1" draw:end-shape="id19" draw:end-glue-point="4" svg:d="M5013 5263h4487v3737" svg:viewBox="0 0 4488 3738">
          <text:p/>
        </draw:connector>
        <draw:custom-shape draw:style-name="gr31" draw:text-style-name="P19" xml:id="id33" draw:id="id33" draw:layer="layout" svg:width="3cm" svg:height="1.5cm" svg:x="24cm" svg:y="10cm">
          <text:p text:style-name="P2">TURTLE</text:p>
          <draw:enhanced-geometry svg:viewBox="0 0 21600 21600" draw:mirror-horizontal="false" draw:mirror-vertical="false" draw:type="rectangle" draw:enhanced-path="M 0 0 L 21600 0 21600 21600 0 21600 0 0 Z N"/>
        </draw:custom-shape>
        <draw:connector draw:style-name="gr58" draw:text-style-name="P7" draw:layer="layout" svg:x1="13.389cm" svg:y1="9.285cm" svg:x2="11cm" svg:y2="10.25cm" draw:start-shape="id34" draw:start-glue-point="3" draw:end-shape="id19" draw:end-glue-point="7" svg:d="M13389 9285h-1222v965h-1167" svg:viewBox="0 0 2390 966">
          <text:p/>
        </draw:connector>
        <draw:connector draw:style-name="gr55" draw:text-style-name="P7" draw:layer="layout" draw:line-skew="3.218cm" svg:x1="13.576cm" svg:y1="4.738cm" svg:x2="23.513cm" svg:y2="5.013cm" draw:end-shape="id21" draw:end-glue-point="5" svg:d="M13576 4738h7924v275h2013" svg:viewBox="0 0 9938 276">
          <text:p/>
        </draw:connector>
        <presentation:notes draw:style-name="dp2">
          <draw:page-thumbnail draw:style-name="gr9"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7" draw:layer="layout" svg:width="26cm" svg:height="1.328cm" svg:x="1cm" svg:y="0.5cm" presentation:class="title" presentation:user-transformed="true">
          <draw:text-box>
            <text:p text:style-name="P6">ONTOGENIX V 0.1.2</text:p>
          </draw:text-box>
        </draw:frame>
        <draw:frame draw:style-name="gr59" draw:text-style-name="P20" draw:layer="layout" svg:width="25.5cm" svg:height="10.679cm" svg:x="1cm" svg:y="2.5cm">
          <draw:text-box>
            <text:list text:style-name="L2">
              <text:list-item>
                <text:p><text:span text:style-name="T2">The PlanSage Large Language Model (LLM) processes and segments Comma-Separated Values (CSV) data. This segmentation is done in accordance with the maximum number of tokens PlanSage LLM can handle efficiently.</text:span></text:p>
                <text:p><text:span text:style-name="T2"/></text:p>
              </text:list-item>
              <text:list-item>
                <text:p><text:span text:style-name="T2">To guide the LLM, we provide an objective task. This constitutes an iterative process, falling under the framework of a human-in-the-loop paradigm, thereby integrating human intelligence and PlanSage LLM's capabilities.</text:span></text:p>
                <text:p><text:span text:style-name="T2"/></text:p>
              </text:list-item>
              <text:list-item>
                <text:p><text:span text:style-name="T2">The PlanSage model ingests these inputs and refines the initial task definition, offering a more precise series of instructions.</text:span></text:p>
                <text:p><text:span text:style-name="T2"/></text:p>
              </text:list-item>
              <text:list-item>
                <text:p><text:span text:style-name="T2">These instructions, alongside the segmented CSV data, are then supplied to the OntoBuilder, facilitating the generation of an ontology. The ontology generation process is further refined through the use of various educational prompts.</text:span></text:p>
                <text:p><text:span text:style-name="T2"/></text:p>
              </text:list-item>
            </text:list>
            <text:list text:style-name="L3">
              <text:list-item>
                <text:list>
                  <text:list-item>
                    <text:p><text:span text:style-name="T2">Initially, OntoBuilder offers a preliminary version of the ontology, derived from the segmented data and provided instructions.</text:span></text:p>
                  </text:list-item>
                  <text:list-item>
                    <text:p><text:span text:style-name="T2">The model then examines a range of ontologies that have been previously identified as pertinent to the domain in question, generating a comprehensive analysis of each.</text:span></text:p>
                  </text:list-item>
                  <text:list-item>
                    <text:p><text:span text:style-name="T2">Using the accumulated analyses, the model conducts a synthesis.</text:span></text:p>
                  </text:list-item>
                  <text:list-item>
                    <text:p><text:span text:style-name="T2">Based on this synthesis, OntoBuilder then presents an enhanced version of the ontology.</text:span></text:p>
                  </text:list-item>
                  <text:list-item>
                    <text:p><text:span text:style-name="T2">During the process, OntoBuilder interacts with the PlanSage LLM, updating instructions based on the analysis conducted on the example ontologies and the user's interactions during the iterative loop. These instructions define general objectives, providing a priori information that aids in guiding the LLM through the process.</text:span></text:p>
                    <text:p><text:span text:style-name="T2"/></text:p>
                  </text:list-item>
                </text:list>
              </text:list-item>
            </text:list>
            <text:list text:style-name="L2">
              <text:list-item>
                <text:p><text:span text:style-name="T2">Finally, the Mapper LLM uses the output ontology and the segmented dataset to generate the Resource Mapping Language (RML) mapping.</text:span></text:p>
              </text:list-item>
            </text:list>
          </draw:text-box>
        </draw:frame>
        <presentation:notes draw:style-name="dp2">
          <office:forms form:automatic-focus="false" form:apply-design-mode="false"/>
          <draw:page-thumbnail draw:style-name="gr9" draw:layer="layout" svg:width="14.848cm" svg:height="11.136cm" svg:x="3.075cm" svg:y="2.257cm" draw:page-number="4" presentation:class="page"/>
          <draw:frame presentation:style-name="pr8" draw:text-style-name="P2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list text:style-name="L4">
              <text:list-header>
                <text:p text:style-name="P22"><text:span text:style-name="T3">PlanSage</text:span></text:p>
              </text:list-header>
            </text:list>
          </draw:text-box>
        </draw:frame>
        <draw:frame draw:style-name="gr60" draw:text-style-name="P25" draw:layer="layout" svg:width="23.5cm" svg:height="10.891cm" svg:x="1.5cm" svg:y="4cm">
          <draw:text-box>
            <text:list text:style-name="L4">
              <text:list-item>
                <text:p text:style-name="P23"><text:span text:style-name="T4">This LLM prompt schema is based on the papers: </text:span></text:p>
              </text:list-item>
            </text:list>
            <text:list text:style-name="L5">
              <text:list-item>
                <text:list>
                  <text:list-item>
                    <text:p text:style-name="P24"><text:span text:style-name="T4">Low-code LLM: Visual Programming over LLMs. </text:span></text:p>
                  </text:list-item>
                </text:list>
              </text:list-item>
            </text:list>
            <text:list text:style-name="L6">
              <text:list-item>
                <text:list>
                  <text:list-item>
                    <text:list>
                      <text:list-item>
                        <text:p text:style-name="P24"><text:span text:style-name="T4"><text:s/></text:span><text:span text:style-name="T4"><text:a xlink:href="https://arxiv.org/abs/2304.08103" xlink:type="simple">https://arxiv.org/abs/2304.08103</text:a></text:span></text:p>
                      </text:list-item>
                    </text:list>
                  </text:list-item>
                </text:list>
              </text:list-item>
            </text:list>
            <text:list text:style-name="L5">
              <text:list-item>
                <text:list>
                  <text:list-item>
                    <text:p text:style-name="P24"><text:span text:style-name="T4">RECURRENTGPT: Interactive Generation of (Arbitrarily) Long Text.</text:span></text:p>
                  </text:list-item>
                </text:list>
              </text:list-item>
            </text:list>
            <text:list text:style-name="L6">
              <text:list-item>
                <text:list>
                  <text:list-item>
                    <text:list>
                      <text:list-item>
                        <text:p text:style-name="P24"><text:span text:style-name="T4"><text:a xlink:href="https://arxiv.org/abs/2305.13304" xlink:type="simple">https://arxiv.org/abs/2305.13304</text:a></text:span></text:p>
                      </text:list-item>
                    </text:list>
                  </text:list-item>
                </text:list>
              </text:list-item>
            </text:list>
          </draw:text-box>
        </draw:frame>
        <presentation:notes draw:style-name="dp4">
          <office:forms form:automatic-focus="false" form:apply-design-mode="false"/>
          <draw:page-thumbnail draw:style-name="gr9" draw:layer="layout" svg:width="14.848cm" svg:height="11.136cm" svg:x="3.075cm" svg:y="2.257cm" draw:page-number="5" presentation:class="page"/>
          <draw:frame presentation:style-name="pr8" draw:text-style-name="P2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layer="layout" svg:width="26cm" svg:height="1.328cm" svg:x="1cm" svg:y="0.5cm" presentation:class="title" presentation:user-transformed="true">
          <draw:text-box>
            <text:list text:style-name="L4">
              <text:list-header>
                <text:p text:style-name="P22"><text:span text:style-name="T3">PlanSage</text:span></text:p>
              </text:list-header>
            </text:list>
          </draw:text-box>
        </draw:frame>
        <draw:frame presentation:style-name="pr10" draw:text-style-name="P29" draw:layer="layout" svg:width="27.5cm" svg:height="11.9cm" svg:x="0cm" svg:y="2.1cm" presentation:class="outline" presentation:user-transformed="true">
          <draw:text-box>
            <text:list text:style-name="L7">
              <text:list-header>
                <text:p text:style-name="P27"><text:span text:style-name="T5"/></text:p>
              </text:list-header>
            </text:list>
            <text:list text:style-name="L5">
              <text:list-item>
                <text:p text:style-name="P27"><text:span text:style-name="T5">Role of the AI: The AI's role here is to function as an effective task manager, using the given inputs to update the current plan. It should adhere strictly to the provided format, ensure the updated memory is succinct and contains only key information, and devise clear output instructions for the subsequent steps.</text:span></text:p>
              </text:list-item>
              <text:list-item>
                <text:p text:style-name="P27"><text:span text:style-name="T5">Objective: The overall goal is to create an actionable plan update, based on the input instructions and memory data, without trying to solve the task or generate code.</text:span></text:p>
              </text:list-item>
            </text:list>
            <text:list text:style-name="L8">
              <text:list-item>
                <text:p text:style-name="P28"><text:span text:style-name="T5">Inputs: The prompt outlines four main inputs which include:</text:span></text:p>
                <text:list>
                  <text:list-item>
                    <text:p><text:span text:style-name="T5">Input Plan: The initial or existing plan to be updated.</text:span></text:p>
                  </text:list-item>
                  <text:list-item>
                    <text:p><text:span text:style-name="T5">Input Instructions: Guidelines for updating the existing plan.</text:span></text:p>
                  </text:list-item>
                  <text:list-item>
                    <text:p><text:span text:style-name="T5">Short-Term Memory: The recently stored information used to inform the plan updating process.</text:span></text:p>
                  </text:list-item>
                  <text:list-item>
                    <text:p><text:span text:style-name="T5">Long-Term Memory: The historically stored information used to inform the plan updating process.</text:span></text:p>
                  </text:list-item>
                </text:list>
              </text:list-item>
              <text:list-item>
                <text:p text:style-name="P28"><text:span text:style-name="T5">Outputs: The prompt requests three key outputs:</text:span></text:p>
                <text:list>
                  <text:list-item>
                    <text:p><text:span text:style-name="T5">Output Memory: An updated version of the memory based on identified outdated components and new necessary elements. It should have a clear rationale and a revised version of memory while adhering to length restrictions.</text:span></text:p>
                  </text:list-item>
                  <text:list-item>
                    <text:p><text:span text:style-name="T5">Output Tasks: This should be a revised list of tasks, informed by the updated memory and input instructions. It should follow the structure of the original plan, and contain justifications for each task's inclusion or modification. Existing tasks from the input plan should not be deleted.</text:span></text:p>
                  </text:list-item>
                  <text:list-item>
                    <text:p><text:span text:style-name="T5">Output Instructions: This comprises of detailed instructions for the subsequent steps in the updated plan, providing multiple alternative continuations for the next task. The instructions should be clearly reasoned and based on the updated plan.</text:span></text:p>
                    <text:p><text:span text:style-name="T5"/></text:p>
                  </text:list-item>
                </text:list>
                <text:p text:style-name="P28"><text:span text:style-name="T5"/></text:p>
              </text:list-item>
            </text:list>
          </draw:text-box>
        </draw:frame>
        <presentation:notes draw:style-name="dp4">
          <office:forms form:automatic-focus="false" form:apply-design-mode="false"/>
          <draw:page-thumbnail draw:style-name="gr9" draw:layer="layout" svg:width="14.848cm" svg:height="11.136cm" svg:x="3.075cm" svg:y="2.257cm" draw:page-number="6" presentation:class="page"/>
          <draw:frame presentation:style-name="pr8" draw:text-style-name="P26"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7" draw:text-style-name="P30" draw:layer="layout" svg:width="26cm" svg:height="1.328cm" svg:x="1cm" svg:y="0.5cm" presentation:class="title" presentation:user-transformed="true">
          <draw:text-box>
            <text:p text:style-name="P30"><text:span text:style-name="T6">OntoBuilder</text:span></text:p>
          </draw:text-box>
        </draw:frame>
        <draw:frame draw:style-name="gr61" draw:text-style-name="P33" draw:layer="layout" svg:width="23.5cm" svg:height="10.891cm" svg:x="1.5cm" svg:y="4.001cm">
          <draw:text-box>
            <text:list text:style-name="L4">
              <text:list-item>
                <text:p text:style-name="P31"><text:span text:style-name="T4">This LLM prompt schema is based on the papers: </text:span></text:p>
              </text:list-item>
            </text:list>
            <text:list text:style-name="L5">
              <text:list-item>
                <text:list>
                  <text:list-item>
                    <text:p text:style-name="P32"><text:span text:style-name="T4">Self-collaboration Code Generation via ChatGPT. </text:span></text:p>
                  </text:list-item>
                </text:list>
              </text:list-item>
            </text:list>
            <text:list text:style-name="L6">
              <text:list-item>
                <text:list>
                  <text:list-item>
                    <text:list>
                      <text:list-item>
                        <text:p text:style-name="P32"><text:span text:style-name="T4"><text:s/></text:span><text:span text:style-name="T4"><text:a xlink:href="https://arxiv.org/abs/2304.07590" xlink:type="simple">https://arxiv.org/abs/2304.07590</text:a></text:span></text:p>
                      </text:list-item>
                    </text:list>
                  </text:list-item>
                </text:list>
              </text:list-item>
            </text:list>
            <text:list text:style-name="L9">
              <text:list-item>
                <text:list>
                  <text:list-item>
                    <text:p text:style-name="P32"><text:span text:style-name="T7">Chain-of-Thought Prompting Elicits Reasoning in Large Language Models</text:span></text:p>
                  </text:list-item>
                </text:list>
              </text:list-item>
            </text:list>
            <text:list text:style-name="L6">
              <text:list-item>
                <text:list>
                  <text:list-item>
                    <text:list>
                      <text:list-item>
                        <text:p text:style-name="P32"><text:span text:style-name="T7"><text:a xlink:href="https://arxiv.org/abs/2201.11903" xlink:type="simple">https://arxiv.org/abs/2201.11903</text:a></text:span></text:p>
                      </text:list-item>
                    </text:list>
                  </text:list-item>
                </text:list>
                <text:p text:style-name="P32"><text:span text:style-name="T7"/></text:p>
              </text:list-item>
            </text:list>
            <text:list text:style-name="L5">
              <text:list-item>
                <text:list>
                  <text:list-header>
                    <text:p text:style-name="P32"><text:span text:style-name="T4"/></text:p>
                  </text:list-header>
                </text:list>
              </text:list-item>
            </text:list>
          </draw:text-box>
        </draw:frame>
        <presentation:notes draw:style-name="dp2">
          <office:forms form:automatic-focus="false" form:apply-design-mode="false"/>
          <draw:page-thumbnail draw:style-name="gr9" draw:layer="layout" svg:width="14.848cm" svg:height="11.136cm" svg:x="3.075cm" svg:y="2.257cm" draw:page-number="7" presentation:class="page"/>
          <draw:frame presentation:style-name="pr8" draw:text-style-name="P2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7" draw:text-style-name="P30" draw:layer="layout" svg:width="26cm" svg:height="1.328cm" svg:x="1cm" svg:y="0.5cm" presentation:class="title" presentation:user-transformed="true">
          <draw:text-box>
            <text:p text:style-name="P30">OntoBuilder: first attempt</text:p>
          </draw:text-box>
        </draw:frame>
        <draw:frame presentation:style-name="pr10" draw:text-style-name="P29" draw:layer="layout" svg:width="26cm" svg:height="10cm" svg:x="0.9cm" svg:y="2.7cm" presentation:class="outline" presentation:user-transformed="true">
          <draw:text-box>
            <text:list text:style-name="L7">
              <text:list-header>
                <text:p text:style-name="P27"><text:span text:style-name="T5"/></text:p>
              </text:list-header>
            </text:list>
            <text:list text:style-name="L5">
              <text:list-item>
                <text:p text:style-name="P27"><text:span text:style-name="T5">Objective: The AI is required to generate an ontology using RDF/XML syntax based on a provided JSON data table. This task entails a thorough interpretation of the JSON data table and the application of a series of provided instructions.</text:span></text:p>
              </text:list-item>
              <text:list-item>
                <text:p text:style-name="P27"><text:span text:style-name="T5">Inputs: Two key inputs are provided for this task:</text:span></text:p>
                <text:list>
                  <text:list-item>
                    <text:p><text:span text:style-name="T5">JSON Data Table: A structured data format from which the AI will extract and infer entities, classes, relations, and constraints.</text:span></text:p>
                  </text:list-item>
                  <text:list-item>
                    <text:p><text:span text:style-name="T5">Instructions: A set of guidelines or rules that provide context and steer the process of transforming the JSON data table into an RDF/XML ontology.</text:span></text:p>
                  </text:list-item>
                </text:list>
              </text:list-item>
              <text:list-item>
                <text:p text:style-name="P27"><text:span text:style-name="T5">Outputs: The AI needs to deliver two primary outputs:</text:span></text:p>
                <text:list>
                  <text:list-item>
                    <text:p><text:span text:style-name="T5">Analysis: A detailed examination of the JSON data table and the instructions. This includes identifying and describing entities, classes, relations, and constraints, as well as outlining the logical process for applying instructions to the JSON data table. Potential challenges or difficulties that could arise during this process should also be discussed.</text:span></text:p>
                  </text:list-item>
                  <text:list-item>
                    <text:p><text:span text:style-name="T5">Ontology: An RDF/XML syntax ontology derived from the JSON data table and based on the provided instructions.</text:span></text:p>
                  </text:list-item>
                  <text:list-item>
                    <text:p><text:span text:style-name="T5">Structure: The AI response should have a specific structure, consisting of a data description (10-20 sentences), insights from the instructions and potential challenges (10-20 sentences), and the RDF/XML ontology syntax.</text:span></text:p>
                  </text:list-item>
                </text:list>
              </text:list-item>
              <text:list-item>
                <text:p text:style-name="P27"><text:span text:style-name="T5">Tone and Conclusion: The AI should maintain a formal tone appropriate for scientific research and end its response with the word 'FINISH'.</text:span></text:p>
              </text:list-item>
              <text:list-item>
                <text:p text:style-name="P27"><text:span text:style-name="T5">Expertise: The task assumes that the AI has expert knowledge in generating RDF/XML syntax ontology from JSON data. It's expected to leverage this expertise in constructing the RDF/XML ontology.</text:span></text:p>
              </text:list-item>
            </text:list>
            <text:list text:style-name="L8">
              <text:list-item>
                <text:list>
                  <text:list-header>
                    <text:p><text:span text:style-name="T5"/></text:p>
                  </text:list-header>
                </text:list>
                <text:p text:style-name="P28"><text:span text:style-name="T5"/></text:p>
              </text:list-item>
            </text:list>
          </draw:text-box>
        </draw:frame>
        <presentation:notes draw:style-name="dp4">
          <office:forms form:automatic-focus="false" form:apply-design-mode="false"/>
          <draw:page-thumbnail draw:style-name="gr9" draw:layer="layout" svg:width="14.848cm" svg:height="11.136cm" svg:x="3.075cm" svg:y="2.257cm" draw:page-number="8" presentation:class="page"/>
          <draw:frame presentation:style-name="pr8" draw:text-style-name="P2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34" draw:layer="layout" svg:width="26cm" svg:height="1.328cm" svg:x="1cm" svg:y="0.5cm" presentation:class="title" presentation:user-transformed="true">
          <draw:text-box>
            <text:p text:style-name="P34"><text:span text:style-name="T6">OntoBuilder: analysis</text:span></text:p>
          </draw:text-box>
        </draw:frame>
        <draw:frame presentation:style-name="pr10" draw:text-style-name="P29" draw:layer="layout" svg:width="26cm" svg:height="10cm" svg:x="0.9cm" svg:y="2.7cm" presentation:class="outline" presentation:user-transformed="true">
          <draw:text-box>
            <text:list text:style-name="L7">
              <text:list-header>
                <text:p text:style-name="P27"><text:span text:style-name="T5"/></text:p>
              </text:list-header>
            </text:list>
            <text:list text:style-name="L5">
              <text:list-item>
                <text:p text:style-name="P27"><text:span text:style-name="T5">ngineered ontology and the AI's previously generated ontology, identify differences and opportunities for improvement, and then suggest improvements to the AI's earlier ontology to enhance its interoperability and versatility.</text:span></text:p>
              </text:list-item>
              <text:list-item>
                <text:p text:style-name="P27"><text:span text:style-name="T5">Inputs: Four primary inputs are provided:</text:span></text:p>
                <text:list>
                  <text:list-item>
                    <text:p><text:span text:style-name="T5">JSON Data: This is the structured data that was initially used to create the AI's earlier ontology.</text:span></text:p>
                  </text:list-item>
                  <text:list-item>
                    <text:p><text:span text:style-name="T5">Instructions Used Previously: These are the instructions that guided the creation of the AI's earlier ontology.</text:span></text:p>
                  </text:list-item>
                  <text:list-item>
                    <text:p><text:span text:style-name="T5">Earlier Generated Ontology: This is the ontology that the AI originally developed based on the JSON data and instructions.</text:span></text:p>
                  </text:list-item>
                  <text:list-item>
                    <text:p><text:span text:style-name="T5">Human-Engineered Ontology: This is an ontology created by a human engineer that should be analyzed and compared to the AI's earlier ontology.</text:span></text:p>
                  </text:list-item>
                </text:list>
              </text:list-item>
              <text:list-item>
                <text:p text:style-name="P27"><text:span text:style-name="T5">Outputs: Two main outputs are required:</text:span></text:p>
                <text:list>
                  <text:list-item>
                    <text:p><text:span text:style-name="T5">Improvement Strategy: This is a detailed plan of how to improve the AI's earlier ontology. The plan should include an analysis of the AI's previous ontology and the human-engineered ontology, a comparison of the two, an examination of the significant aspects of the human-created ontology, and a list of potential improvements to the AI's earlier ontology. These improvements should be based on the insights derived from the human-engineered ontology and aligned with the provided instructions. In case of any conflicts between the instructions and the insights, the AI should propose an alternative solution.</text:span></text:p>
                  </text:list-item>
                  <text:list-item>
                    <text:p><text:span text:style-name="T5">Revised RDF/XML Ontology: This is an updated version of the AI's earlier ontology, incorporating the improvements suggested in the Improvement Strategy and adhering to the RDF/XML syntax.</text:span></text:p>
                  </text:list-item>
                </text:list>
              </text:list-item>
              <text:list-item>
                <text:p text:style-name="P27"><text:span text:style-name="T5">Structure: The AI's response should include the Improvement Strategy, outlining the analysis process, key findings, and proposed improvements. Following this, the AI should provide the Revised RDF/XML Ontology, which is a modified version of the original ontology incorporating the improvements.</text:span></text:p>
              </text:list-item>
            </text:list>
            <text:list text:style-name="L8">
              <text:list-item>
                <text:list>
                  <text:list-header>
                    <text:p><text:span text:style-name="T5"/></text:p>
                  </text:list-header>
                </text:list>
                <text:p text:style-name="P28"><text:span text:style-name="T5"/></text:p>
              </text:list-item>
            </text:list>
          </draw:text-box>
        </draw:frame>
        <presentation:notes draw:style-name="dp4">
          <office:forms form:automatic-focus="false" form:apply-design-mode="false"/>
          <draw:page-thumbnail draw:style-name="gr9" draw:layer="layout" svg:width="14.848cm" svg:height="11.136cm" svg:x="3.075cm" svg:y="2.257cm" draw:page-number="9" presentation:class="page"/>
          <draw:frame presentation:style-name="pr8" draw:text-style-name="P2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7" draw:text-style-name="P34" draw:layer="layout" svg:width="26cm" svg:height="1.328cm" svg:x="1cm" svg:y="0.5cm" presentation:class="title" presentation:user-transformed="true">
          <draw:text-box>
            <text:p text:style-name="P34"><text:span text:style-name="T6">OntoBuilder: synthesis</text:span></text:p>
          </draw:text-box>
        </draw:frame>
        <draw:frame presentation:style-name="pr10" draw:text-style-name="P29" draw:layer="layout" svg:width="26cm" svg:height="10cm" svg:x="0.9cm" svg:y="2.7cm" presentation:class="outline" presentation:user-transformed="true">
          <draw:text-box>
            <text:list text:style-name="L7">
              <text:list-header>
                <text:p text:style-name="P27"><text:span text:style-name="T5"/></text:p>
              </text:list-header>
            </text:list>
            <text:list text:style-name="L5">
              <text:list-item>
                <text:p text:style-name="P27"><text:span text:style-name="T5">Objective: The AI, acting as an ontology engineer, is tasked with performing a deep analysis of previous iterations of ontologies it has created. From this, it should extract key insights to develop an optimal strategy for improving the final ontology. The AI is also expected to provide a refined final ontology and a summary of the changes made in relation to the previous versions.</text:span></text:p>
              </text:list-item>
              <text:list-item>
                <text:p text:style-name="P27"><text:span text:style-name="T5">Inputs: The primary input is the previous analyses (analysis_outputs) that the AI has carried out on different iterations of ontology generation.</text:span></text:p>
              </text:list-item>
              <text:list-item>
                <text:p text:style-name="P27"><text:span text:style-name="T5">Outputs: Three key outputs are required:</text:span></text:p>
              </text:list-item>
              <text:list-item>
                <text:p text:style-name="P27"><text:span text:style-name="T5">Synthesis Strategy: An analysis and synthesis of previous analyses, strategies, and improvements, including the reasoning behind the selection of specific insights, their relevance to the final improved ontology, and any potential conflicts among the insights.</text:span></text:p>
              </text:list-item>
              <text:list-item>
                <text:p text:style-name="P27"><text:span text:style-name="T5">Final RDF/XML Ontology: A revised ontology that incorporates the synthesized insights. The AI should elaborate on how each applied insight contributes to the enhancement of the final ontology.</text:span></text:p>
              </text:list-item>
              <text:list-item>
                <text:p text:style-name="P27"><text:span text:style-name="T5">Ontology Change Summary: A summary of the changes made in the final ontology as compared to the previous versions, with a discussion on the evolution and refinement of the ontology.</text:span></text:p>
              </text:list-item>
              <text:list-item>
                <text:p text:style-name="P27"><text:span text:style-name="T5">Structure: The response should consist of three sections: Synthesis Strategy, Final RDF/XML Ontology, and Ontology Change Summary. The Final RDF/XML Ontology section should conclude with 'FINISH'.</text:span></text:p>
              </text:list-item>
              <text:list-item>
                <text:p text:style-name="P27"><text:span text:style-name="T5">Analysis: The task calls for an in-depth analysis of previous iterations of ontologies to extract key insights. The AI needs to consider the reasons for choosing specific insights over others, how each selected insight contributes to the final improved ontology, and any potential conflicts between the synthesized insights.</text:span></text:p>
              </text:list-item>
              <text:list-item>
                <text:p text:style-name="P27"><text:span text:style-name="T5">Improvement: The AI is expected to generate an optimal strategy for enhancing the ontology, apply these improvements to create a refined final ontology, and summarize the changes compared to the previous versions.</text:span></text:p>
              </text:list-item>
            </text:list>
            <text:list text:style-name="L8">
              <text:list-item>
                <text:list>
                  <text:list-header>
                    <text:p><text:span text:style-name="T5"/></text:p>
                  </text:list-header>
                </text:list>
                <text:p text:style-name="P28"><text:span text:style-name="T5"/></text:p>
              </text:list-item>
            </text:list>
          </draw:text-box>
        </draw:frame>
        <presentation:notes draw:style-name="dp4">
          <office:forms form:automatic-focus="false" form:apply-design-mode="false"/>
          <draw:page-thumbnail draw:style-name="gr9" draw:layer="layout" svg:width="14.848cm" svg:height="11.136cm" svg:x="3.075cm" svg:y="2.257cm" draw:page-number="10" presentation:class="page"/>
          <draw:frame presentation:style-name="pr8" draw:text-style-name="P2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7" draw:layer="layout" svg:width="26cm" svg:height="1.328cm" svg:x="1cm" svg:y="0.5cm" presentation:class="title">
          <draw:text-box>
            <text:p>SemanticoAI</text:p>
          </draw:text-box>
        </draw:frame>
        <draw:custom-shape draw:style-name="gr11" draw:text-style-name="P11" xml:id="id42" draw:id="id42" draw:layer="layout" svg:width="3cm" svg:height="2.5cm" svg:x="8cm" svg:y="5cm">
          <text:p text:style-name="P10"><text:span text:style-name="T1">owl2dict</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2" draw:text-style-name="P9" xml:id="id36" draw:id="id36" draw:layer="layout" svg:width="3.5cm" svg:height="2cm" svg:x="2cm" svg:y="3cm">
          <text:p text:style-name="P6">rdf/xml </text:p>
          <text:p text:style-name="P6">ontology</text:p>
          <draw:enhanced-geometry svg:viewBox="0 0 21600 21600" draw:type="rectangle" draw:enhanced-path="M 0 0 L 21600 0 21600 21600 0 21600 0 0 Z N"/>
        </draw:custom-shape>
        <draw:custom-shape draw:style-name="gr63" draw:text-style-name="P9" draw:layer="layout" svg:width="4cm" svg:height="1.5cm" svg:x="15.4cm" svg:y="2.5cm">
          <text:p text:style-name="P6">Dictionary:1</text:p>
          <draw:enhanced-geometry svg:viewBox="0 0 21600 21600" draw:type="rectangle" draw:enhanced-path="M 0 0 L 21600 0 21600 21600 0 21600 0 0 Z N"/>
        </draw:custom-shape>
        <draw:custom-shape draw:style-name="gr20" draw:text-style-name="P13" xml:id="id37" draw:id="id37" draw:layer="layout" svg:width="3.5cm" svg:height="2cm" svg:x="2cm" svg:y="6.5cm">
          <text:p text:style-name="P2">CHUN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9" xml:id="id38" draw:id="id38" draw:layer="layout" svg:width="2.5cm" svg:height="1.5cm" svg:x="0.5cm" svg:y="11.5cm">
          <text:p text:style-name="P6">chunk1</text:p>
          <draw:enhanced-geometry svg:viewBox="0 0 21600 21600" draw:type="rectangle" draw:enhanced-path="M 0 0 L 21600 0 21600 21600 0 21600 0 0 Z N"/>
        </draw:custom-shape>
        <draw:custom-shape draw:style-name="gr64" draw:text-style-name="P9" xml:id="id39" draw:id="id39" draw:layer="layout" svg:width="2.5cm" svg:height="1.5cm" svg:x="3.5cm" svg:y="11.5cm">
          <text:p text:style-name="P6">chunk2</text:p>
          <draw:enhanced-geometry svg:viewBox="0 0 21600 21600" draw:type="rectangle" draw:enhanced-path="M 0 0 L 21600 0 21600 21600 0 21600 0 0 Z N"/>
        </draw:custom-shape>
        <draw:custom-shape draw:style-name="gr64" draw:text-style-name="P9" xml:id="id40" draw:id="id40" draw:layer="layout" svg:width="2.5cm" svg:height="1.5cm" svg:x="8.5cm" svg:y="11.5cm">
          <text:p text:style-name="P6">chunkN</text:p>
          <draw:enhanced-geometry svg:viewBox="0 0 21600 21600" draw:type="rectangle" draw:enhanced-path="M 0 0 L 21600 0 21600 21600 0 21600 0 0 Z N"/>
        </draw:custom-shape>
        <draw:connector draw:style-name="gr65" draw:text-style-name="P7" draw:layer="layout" svg:x1="3.75cm" svg:y1="5cm" svg:x2="3.75cm" svg:y2="6.5cm" draw:start-shape="id36" draw:start-glue-point="2" draw:end-shape="id37" draw:end-glue-point="4" svg:d="M3750 5000v1500" svg:viewBox="0 0 1 1501">
          <text:p/>
        </draw:connector>
        <draw:connector draw:style-name="gr66" draw:text-style-name="P7" draw:layer="layout" svg:x1="3.75cm" svg:y1="8.5cm" svg:x2="1.75cm" svg:y2="11.5cm" draw:start-shape="id37" draw:start-glue-point="8" draw:end-shape="id38" draw:end-glue-point="0" svg:d="M3750 8500v1501h-2000v1499" svg:viewBox="0 0 2001 3001">
          <text:p/>
        </draw:connector>
        <draw:connector draw:style-name="gr67" draw:text-style-name="P7" draw:layer="layout" svg:x1="3.75cm" svg:y1="8.5cm" svg:x2="4.75cm" svg:y2="11.5cm" draw:start-shape="id37" draw:start-glue-point="8" draw:end-shape="id39" draw:end-glue-point="0" svg:d="M3750 8500v1501h1000v1499" svg:viewBox="0 0 1001 3001">
          <text:p/>
        </draw:connector>
        <draw:connector draw:style-name="gr68" draw:text-style-name="P7" draw:layer="layout" svg:x1="3.75cm" svg:y1="8.5cm" svg:x2="9.75cm" svg:y2="11.5cm" draw:start-shape="id37" draw:start-glue-point="8" draw:end-shape="id40" draw:end-glue-point="0" svg:d="M3750 8500v1501h6000v1499" svg:viewBox="0 0 6001 3001">
          <text:p/>
        </draw:connector>
        <draw:custom-shape draw:style-name="gr69" draw:text-style-name="P7" xml:id="id41" draw:id="id41" draw:layer="layout" svg:width="2cm" svg:height="4cm" svg:x="11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70" draw:text-style-name="P7" draw:layer="layout" svg:x1="13cm" svg:y1="11.5cm" svg:x2="9.5cm" svg:y2="7.5cm" draw:start-shape="id41" draw:start-glue-point="6" draw:end-shape="id42" draw:end-glue-point="6" svg:d="M13000 11500h526v-2999h-4026v-1001" svg:viewBox="0 0 4027 4001">
          <text:p/>
        </draw:connector>
        <draw:connector draw:style-name="gr71" draw:text-style-name="P7" draw:layer="layout" svg:x1="11cm" svg:y1="6.25cm" svg:x2="14.1cm" svg:y2="5.75cm" draw:start-shape="id42" draw:start-glue-point="7" draw:end-shape="id43" draw:end-glue-point="5" svg:d="M11000 6250h1551v-500h1549" svg:viewBox="0 0 3101 501">
          <text:p/>
        </draw:connector>
        <draw:custom-shape draw:style-name="gr63" draw:text-style-name="P9" draw:layer="layout" svg:width="4cm" svg:height="1.5cm" svg:x="15.4cm" svg:y="4.5cm">
          <text:p text:style-name="P6">Dictionary:2</text:p>
          <draw:enhanced-geometry svg:viewBox="0 0 21600 21600" draw:type="rectangle" draw:enhanced-path="M 0 0 L 21600 0 21600 21600 0 21600 0 0 Z N"/>
        </draw:custom-shape>
        <draw:custom-shape draw:style-name="gr63" draw:text-style-name="P9" draw:layer="layout" svg:width="4cm" svg:height="1.5cm" svg:x="15.4cm" svg:y="7.5cm">
          <text:p text:style-name="P6">Dictionary:N</text:p>
          <draw:enhanced-geometry svg:viewBox="0 0 21600 21600" draw:type="rectangle" draw:enhanced-path="M 0 0 L 21600 0 21600 21600 0 21600 0 0 Z N"/>
        </draw:custom-shape>
        <draw:custom-shape draw:style-name="gr72" draw:text-style-name="P7" xml:id="id43" draw:id="id43" draw:layer="layout" svg:width="1cm" svg:height="6.5cm" svg:x="14.1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9" xml:id="id45" draw:id="id45" draw:layer="layout" svg:width="4cm" svg:height="1.5cm" svg:x="22cm" svg:y="3.5cm">
          <text:p text:style-name="P6">Dictionary</text:p>
          <draw:enhanced-geometry svg:viewBox="0 0 21600 21600" draw:type="rectangle" draw:enhanced-path="M 0 0 L 21600 0 21600 21600 0 21600 0 0 Z N"/>
        </draw:custom-shape>
        <draw:custom-shape draw:style-name="gr72" draw:text-style-name="P7" xml:id="id44" draw:id="id44" draw:layer="layout" svg:width="1cm" svg:height="6.5cm" svg:x="19.6cm" svg:y="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74" draw:text-style-name="P7" draw:layer="layout" svg:x1="20.6cm" svg:y1="5.75cm" svg:x2="22cm" svg:y2="4.25cm" draw:start-shape="id44" draw:start-glue-point="6" draw:end-shape="id45" draw:end-glue-point="3" svg:d="M20600 5750h701v-1500h699" svg:viewBox="0 0 1401 1501">
          <text:p/>
        </draw:connector>
        <draw:custom-shape draw:style-name="gr75" draw:text-style-name="P9" xml:id="id46" draw:id="id46" draw:layer="layout" svg:width="3.5cm" svg:height="2.5cm" svg:x="23cm" svg:y="6cm">
          <text:p text:style-name="P6">Encoder</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6" draw:text-style-name="P9" xml:id="id47" draw:id="id47" draw:layer="layout" svg:width="4cm" svg:height="1.5cm" svg:x="22cm" svg:y="9.5cm">
          <text:p text:style-name="P6">Embeddings</text:p>
          <draw:enhanced-geometry svg:viewBox="0 0 21600 21600" draw:type="rectangle" draw:enhanced-path="M 0 0 L 21600 0 21600 21600 0 21600 0 0 Z N"/>
        </draw:custom-shape>
        <draw:connector draw:style-name="gr77" draw:text-style-name="P7" draw:layer="layout" svg:x1="24cm" svg:y1="5cm" svg:x2="24.75cm" svg:y2="6cm" draw:start-shape="id45" draw:start-glue-point="2" draw:end-shape="id46" draw:end-glue-point="7" svg:d="M24000 5000v500h750v500" svg:viewBox="0 0 751 1001">
          <text:p/>
        </draw:connector>
        <draw:connector draw:style-name="gr78" draw:text-style-name="P7" draw:layer="layout" svg:x1="24.75cm" svg:y1="8.5cm" svg:x2="24cm" svg:y2="9.5cm" draw:start-shape="id46" draw:start-glue-point="5" draw:end-shape="id47" draw:end-glue-point="0" svg:d="M24750 8500v501h-750v499" svg:viewBox="0 0 751 1001">
          <text:p/>
        </draw:connector>
        <presentation:notes draw:style-name="dp2">
          <office:forms form:automatic-focus="false" form:apply-design-mode="false"/>
          <draw:page-thumbnail draw:style-name="gr9" draw:layer="layout" svg:width="14.848cm" svg:height="11.136cm" svg:x="3.075cm" svg:y="2.257cm" draw:page-number="11" presentation:class="page"/>
          <draw:frame presentation:style-name="pr8" draw:text-style-name="P2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text-style-name="P1" draw:layer="layout" svg:width="25cm" svg:height="3cm" svg:x="1cm" svg:y="0.026cm" presentation:class="title" presentation:user-transformed="true">
          <draw:text-box>
            <text:p>ONTOGENIX/OntoBuilder V 0.1.3</text:p>
          </draw:text-box>
        </draw:frame>
        <draw:g xml:id="id55" draw:id="id55">
          <draw:custom-shape draw:style-name="gr79" draw:text-style-name="P14" xml:id="id52" draw:id="id52" draw:layer="layout" svg:width="16.99cm" svg:height="8.184cm" svg:x="6.114cm" svg:y="5.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6" xml:id="id48" draw:id="id48" draw:layer="layout" svg:width="2.65cm" svg:height="2.267cm" svg:x="7.034cm" svg:y="11.037cm">
            <text:p text:style-name="P2">ONTO</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1" draw:text-style-name="P19" xml:id="id49" draw:id="id49" draw:layer="layout" svg:width="2.606cm" svg:height="1.15cm" svg:x="18.342cm" svg:y="11.5cm">
            <text:p text:style-name="P2">TURTLE’</text:p>
            <draw:enhanced-geometry svg:viewBox="0 0 21600 21600" draw:mirror-horizontal="false" draw:mirror-vertical="false" draw:type="rectangle" draw:enhanced-path="M 0 0 L 21600 0 21600 21600 0 21600 0 0 Z N"/>
          </draw:custom-shape>
          <draw:custom-shape draw:style-name="gr82" draw:text-style-name="P19" xml:id="id50" draw:id="id50" draw:layer="layout" svg:width="2.951cm" svg:height="1.212cm" svg:x="19.208cm" svg:y="6.788cm">
            <text:p text:style-name="P2">examples</text:p>
            <draw:enhanced-geometry svg:viewBox="0 0 21600 21600" draw:mirror-horizontal="false" draw:mirror-vertical="false" draw:type="rectangle" draw:enhanced-path="M 0 0 L 21600 0 21600 21600 0 21600 0 0 Z N"/>
          </draw:custom-shape>
          <draw:custom-shape draw:style-name="gr83" draw:text-style-name="P19" xml:id="id51" draw:id="id51" draw:layer="layout" svg:width="2.65cm" svg:height="1.227cm" svg:x="7.519cm" svg:y="6.273cm">
            <text:p text:style-name="P2">Insights</text:p>
            <draw:enhanced-geometry svg:viewBox="0 0 21600 21600" draw:mirror-horizontal="false" draw:mirror-vertical="false" draw:type="rectangle" draw:enhanced-path="M 0 0 L 21600 0 21600 21600 0 21600 0 0 Z N"/>
          </draw:custom-shape>
          <draw:connector draw:style-name="gr47" draw:text-style-name="P7" draw:layer="layout" draw:type="curve" svg:x1="9.684cm" svg:y1="12.171cm" svg:x2="18.342cm" svg:y2="12.075cm" draw:start-shape="id48" draw:start-glue-point="7" draw:end-shape="id49" draw:end-glue-point="3" svg:d="M9684 12171c6495 0 2166-96 8658-96" svg:viewBox="0 0 8659 97">
            <text:p/>
          </draw:connector>
          <draw:connector draw:style-name="gr48" draw:text-style-name="P7" draw:layer="layout" draw:type="curve" svg:x1="19.645cm" svg:y1="11.5cm" svg:x2="20.683cm" svg:y2="8cm" draw:start-shape="id49" draw:start-glue-point="0" draw:end-shape="id50" svg:d="M19645 11500c0-2625 1038-875 1038-3500" svg:viewBox="0 0 1039 3501">
            <text:p/>
          </draw:connector>
          <draw:connector draw:style-name="gr49" draw:text-style-name="P7" draw:layer="layout" draw:type="curve" svg:x1="19.208cm" svg:y1="7.394cm" svg:x2="10.169cm" svg:y2="6.886cm" draw:start-shape="id50" draw:start-glue-point="3" draw:end-shape="id51" draw:end-glue-point="1" svg:d="M19208 7394c-6780 0-2261-508-9039-508" svg:viewBox="0 0 9040 509">
            <text:p/>
          </draw:connector>
          <draw:connector draw:style-name="gr50" draw:text-style-name="P7" draw:layer="layout" draw:type="curve" svg:x1="14.609cm" svg:y1="5.514cm" svg:x2="20.683cm" svg:y2="6.788cm" draw:start-shape="id52" draw:start-glue-point="0" draw:end-shape="id50" draw:end-glue-point="0" svg:d="M14609 5514c0-787 6074-1424 6074 1274" svg:viewBox="0 0 6075 1956">
            <text:p/>
          </draw:connector>
          <draw:connector draw:style-name="gr51" draw:text-style-name="P7" draw:layer="layout" draw:type="curve" svg:x1="14.404cm" svg:y1="4.718cm" svg:x2="20.683cm" svg:y2="6.788cm" draw:end-shape="id50" draw:end-glue-point="0" svg:d="M14404 4718c0 1159 6279 125 6279 2070" svg:viewBox="0 0 6280 2071">
            <text:p/>
          </draw:connector>
          <draw:connector draw:style-name="gr52" draw:text-style-name="P7" draw:layer="layout" draw:type="curve" svg:x1="8.844cm" svg:y1="7.5cm" svg:x2="8.359cm" svg:y2="11.037cm" draw:start-shape="id51" draw:start-glue-point="2" draw:end-shape="id48" draw:end-glue-point="4" svg:d="M8844 7500c0 2652-485 884-485 3537" svg:viewBox="0 0 486 3538">
            <text:p/>
          </draw:connector>
          <draw:connector draw:style-name="gr53" draw:text-style-name="P7" draw:layer="layout" draw:type="curve" svg:x1="7.519cm" svg:y1="6.886cm" svg:x2="6.114cm" svg:y2="9.606cm" draw:start-shape="id51" draw:start-glue-point="3" draw:end-shape="id52" draw:end-glue-point="3" svg:d="M7519 6886c-2895 0-2192 2720-1405 2720" svg:viewBox="0 0 2097 2721">
            <text:p/>
          </draw:connector>
          <draw:connector draw:style-name="gr48" draw:text-style-name="P7" draw:layer="layout" draw:type="curve" svg:x1="20.948cm" svg:y1="12.075cm" svg:x2="23.104cm" svg:y2="9.606cm" draw:start-shape="id49" draw:start-glue-point="1" draw:end-shape="id52" svg:d="M20948 12075c4023 0 2945-2469 2156-2469" svg:viewBox="0 0 2907 2470">
            <text:p/>
          </draw:connector>
          <draw:custom-shape draw:style-name="gr84" draw:text-style-name="P19" xml:id="id53" draw:id="id53" draw:layer="layout" svg:width="3.463cm" svg:height="1.212cm" svg:x="12.714cm" svg:y="8.5cm">
            <text:p text:style-name="P2">embbedings</text:p>
            <draw:enhanced-geometry svg:viewBox="0 0 21600 21600" draw:mirror-horizontal="false" draw:mirror-vertical="false" draw:type="rectangle" draw:enhanced-path="M 0 0 L 21600 0 21600 21600 0 21600 0 0 Z N"/>
          </draw:custom-shape>
          <draw:connector draw:style-name="gr48" draw:text-style-name="P7" draw:layer="layout" draw:type="curve" svg:x1="19.697cm" svg:y1="11.513cm" svg:x2="16.177cm" svg:y2="9.106cm" draw:end-shape="id53" draw:end-glue-point="1" svg:d="M19697 11513c-2247 0-487-2407-3520-2407" svg:viewBox="0 0 3521 2408">
            <text:p/>
          </draw:connector>
          <draw:connector draw:style-name="gr49" draw:text-style-name="P7" draw:layer="layout" draw:type="curve" svg:x1="12.714cm" svg:y1="9.106cm" svg:x2="9.747cm" svg:y2="6.478cm" draw:start-shape="id53" draw:start-glue-point="3" svg:d="M12714 9106c-2619 0-1136-2628-2967-2628" svg:viewBox="0 0 2968 2629">
            <text:p/>
          </draw:connector>
        </draw:g>
        <draw:connector draw:style-name="gr54" draw:text-style-name="P7" draw:layer="layout" svg:x1="4.5cm" svg:y1="3.5cm" svg:x2="14.638cm" svg:y2="4.718cm" draw:start-shape="id54" draw:start-glue-point="1" draw:end-shape="id55" draw:end-glue-point="0" svg:d="M4500 3500h10138v1218" svg:viewBox="0 0 10139 1219">
          <text:p/>
        </draw:connector>
        <draw:connector draw:style-name="gr55" draw:text-style-name="P7" draw:layer="layout" svg:x1="4.5cm" svg:y1="5.75cm" svg:x2="14.609cm" svg:y2="5.514cm" draw:start-shape="id56" draw:start-glue-point="1" draw:end-shape="id52" draw:end-glue-point="0" svg:d="M4500 5750h807v-761h9302v525" svg:viewBox="0 0 10110 762">
          <text:p/>
        </draw:connector>
        <draw:custom-shape draw:style-name="gr31" draw:text-style-name="P19" xml:id="id57" draw:id="id57" draw:layer="layout" svg:width="3cm" svg:height="1.5cm" svg:x="24.5cm" svg:y="3cm">
          <text:p text:style-name="P2">TURTLE</text:p>
          <draw:enhanced-geometry svg:viewBox="0 0 21600 21600" draw:mirror-horizontal="false" draw:mirror-vertical="false" draw:type="rectangle" draw:enhanced-path="M 0 0 L 21600 0 21600 21600 0 21600 0 0 Z N"/>
        </draw:custom-shape>
        <draw:custom-shape draw:style-name="gr12" draw:text-style-name="P3" xml:id="id54" draw:id="id54" draw:layer="layout" svg:width="4cm" svg:height="2cm" svg:x="0.5cm" svg:y="2.5cm">
          <text:p text:style-name="P2">PLAN</text:p>
          <text:p text:style-name="P12">Instructions</text:p>
          <draw:enhanced-geometry svg:viewBox="0 0 21600 21600" draw:type="rectangle" draw:enhanced-path="M 0 0 L 21600 0 21600 21600 0 21600 0 0 Z N"/>
        </draw:custom-shape>
        <draw:custom-shape draw:style-name="gr1" draw:text-style-name="P3" xml:id="id56" draw:id="id56" draw:layer="layout" svg:width="2.5cm" svg:height="1.5cm" svg:x="2cm" svg:y="5cm">
          <text:p text:style-name="P2">CSV’</text:p>
          <draw:enhanced-geometry svg:viewBox="0 0 21600 21600" draw:mirror-horizontal="false" draw:mirror-vertical="false" draw:type="rectangle" draw:enhanced-path="M 0 0 L 21600 0 21600 21600 0 21600 0 0 Z N"/>
        </draw:custom-shape>
        <draw:connector draw:style-name="gr54" draw:text-style-name="P7" draw:layer="layout" svg:x1="23.854cm" svg:y1="9.208cm" svg:x2="26cm" svg:y2="4.5cm" draw:start-shape="id55" draw:start-glue-point="1" draw:end-shape="id57" draw:end-glue-point="2" svg:d="M23854 9208h2146v-4708" svg:viewBox="0 0 2147 4709">
          <text:p/>
        </draw:connector>
        <presentation:notes draw:style-name="dp2">
          <office:forms form:automatic-focus="false" form:apply-design-mode="false"/>
          <draw:page-thumbnail draw:style-name="gr9" draw:layer="layout" svg:width="14.848cm" svg:height="11.136cm" svg:x="3.075cm" svg:y="2.257cm" draw:page-number="12" presentation:class="page"/>
          <draw:frame presentation:style-name="pr8"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9" draw:display-name="Puntas de flecha 9" svg:viewBox="0 0 20 20" svg:d="M0 20l10-20 10 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s" fo:country="E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text:span text:style-name="MT1"><presentation:date-time/></text:span></text:p>
        </draw:text-box>
      </draw:frame>
      <draw:frame presentation:style-name="Mpr1" draw:text-style-name="MP7" draw:layer="backgroundobjects" svg:width="9cm" svg:height="1cm" svg:x="9.5cm" svg:y="14.5cm" presentation:class="footer">
        <draw:text-box>
          <text:p text:style-name="MP6"><text:span text:style-name="MT1"><presentation:footer/></text:span></text:p>
        </draw:text-box>
      </draw:frame>
      <draw:frame presentation:style-name="Mpr1" draw:text-style-name="MP4" draw:layer="backgroundobjects" svg:width="6.5cm" svg:height="1cm" svg:x="20.5cm" svg:y="14.5cm" presentation:class="page-number">
        <draw:text-box>
          <text:p text:style-name="MP3"><text:span text:style-name="MT1"><text:page-number>7</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8" draw:layer="backgroundobjects" svg:width="27.991cm" svg:height="2cm" svg:x="0cm" svg:y="0cm">
        <text:p/>
        <draw:enhanced-geometry svg:viewBox="0 0 21600 21600" draw:type="rectangle" draw:enhanced-path="M 0 0 L 21600 0 21600 21600 0 21600 0 0 Z N"/>
      </draw:custom-shape>
      <draw:custom-shape draw:style-name="Mgr5" draw:text-style-name="MP8"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6"><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7</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5T12:55:45.719650262</meta:creation-date>
    <meta:editing-duration>P10DT3H39M19S</meta:editing-duration>
    <meta:editing-cycles>15</meta:editing-cycles>
    <meta:generator>LibreOffice/7.4.5.1$Linux_X86_64 LibreOffice_project/40$Build-1</meta:generator>
    <dc:title>Blue Curve</dc:title>
    <dc:date>2023-07-05T12:11:17.219638804</dc:date>
    <meta:document-statistic meta:object-count="208"/>
  </office:meta>
</office:document-meta>
</file>